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Doulos SIL" svg:font-family="'Doulos SIL'" style:font-pitch="variable"/>
    <style:font-face style:name="Mincho" svg:font-family="Mincho"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adornments="Condensed" style:font-family-generic="swiss" style:font-pitch="variable"/>
  </office:font-face-decls>
  <office:automatic-styles>
    <style:style style:name="Table1" style:family="table">
      <style:table-properties style:width="6.6951in" fo:margin-left="-0.4806in" fo:margin-right="-0.3444in" table:align="margins" style:writing-mode="lr-tb"/>
    </style:style>
    <style:style style:name="Table1.A" style:family="table-column">
      <style:table-column-properties style:column-width="2.4806in" style:rel-column-width="24282*"/>
    </style:style>
    <style:style style:name="Table1.B" style:family="table-column">
      <style:table-column-properties style:column-width="4.2146in" style:rel-column-width="41253*"/>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2" style:family="table">
      <style:table-properties style:width="6.8278in" fo:margin-left="-0.4806in" fo:margin-right="-0.4771in" table:align="margins" style:writing-mode="lr-tb"/>
    </style:style>
    <style:style style:name="Table2.A" style:family="table-column">
      <style:table-column-properties style:column-width="2.3792in" style:rel-column-width="22838*"/>
    </style:style>
    <style:style style:name="Table2.B" style:family="table-column">
      <style:table-column-properties style:column-width="4.4486in" style:rel-column-width="4269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3" style:family="table">
      <style:table-properties style:width="6.7806in" fo:margin-left="-0.5938in" fo:margin-right="-0.3167in" table:align="margins" style:writing-mode="lr-tb"/>
    </style:style>
    <style:style style:name="Table3.A" style:family="table-column">
      <style:table-column-properties style:column-width="2.4903in" style:rel-column-width="24072*"/>
    </style:style>
    <style:style style:name="Table3.B" style:family="table-column">
      <style:table-column-properties style:column-width="4.2903in" style:rel-column-width="41463*"/>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4" style:family="table">
      <style:table-properties style:width="6.7806in" fo:margin-left="-0.5938in" fo:margin-right="-0.3167in" table:align="margins" style:writing-mode="lr-tb"/>
    </style:style>
    <style:style style:name="Table4.A" style:family="table-column">
      <style:table-column-properties style:column-width="2.1319in" style:rel-column-width="20605*"/>
    </style:style>
    <style:style style:name="Table4.B" style:family="table-column">
      <style:table-column-properties style:column-width="4.6486in" style:rel-column-width="44930*"/>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5" style:family="table">
      <style:table-properties style:width="6.7806in" fo:margin-left="-0.5938in" fo:margin-right="-0.3167in" table:align="margins" style:writing-mode="lr-tb"/>
    </style:style>
    <style:style style:name="Table5.A" style:family="table-column">
      <style:table-column-properties style:column-width="2.1319in" style:rel-column-width="20607*"/>
    </style:style>
    <style:style style:name="Table5.B" style:family="table-column">
      <style:table-column-properties style:column-width="4.6486in" style:rel-column-width="4492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6" style:family="table">
      <style:table-properties style:width="6.7806in" fo:margin-left="-0.5938in" fo:margin-right="-0.3167in" table:align="margins" style:writing-mode="lr-tb"/>
    </style:style>
    <style:style style:name="Table6.A" style:family="table-column">
      <style:table-column-properties style:column-width="2.1306in" style:rel-column-width="20595*"/>
    </style:style>
    <style:style style:name="Table6.B" style:family="table-column">
      <style:table-column-properties style:column-width="4.65in" style:rel-column-width="4494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6.9035in" fo:margin-left="-0.5938in" fo:margin-right="-0.4396in" table:align="margins" style:writing-mode="lr-tb"/>
    </style:style>
    <style:style style:name="Table7.A" style:family="table-column">
      <style:table-column-properties style:column-width="2.1319in" style:rel-column-width="20236*"/>
    </style:style>
    <style:style style:name="Table7.B" style:family="table-column">
      <style:table-column-properties style:column-width="4.7715in" style:rel-column-width="45299*"/>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8" style:family="table">
      <style:table-properties style:width="6.9035in" fo:margin-left="-0.5938in" fo:margin-right="-0.4396in" table:align="margins" style:writing-mode="lr-tb"/>
    </style:style>
    <style:style style:name="Table8.A" style:family="table-column">
      <style:table-column-properties style:column-width="2.1319in" style:rel-column-width="20238*"/>
    </style:style>
    <style:style style:name="Table8.B" style:family="table-column">
      <style:table-column-properties style:column-width="4.7715in" style:rel-column-width="45297*"/>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P1" style:family="paragraph" style:parent-style-name="Paper_20_Title" style:master-page-name="Standard"/>
    <style:style style:name="P2" style:family="paragraph" style:parent-style-name="Contents_20_1">
      <style:paragraph-properties>
        <style:tab-stops>
          <style:tab-stop style:position="5.8701in" style:type="right" style:leader-style="dotted" style:leader-text="."/>
        </style:tab-stops>
      </style:paragraph-properties>
    </style:style>
    <style:style style:name="P3" style:family="paragraph" style:parent-style-name="Contents_20_2">
      <style:paragraph-properties>
        <style:tab-stops>
          <style:tab-stop style:position="5.6736in" style:type="right" style:leader-style="dotted" style:leader-text="."/>
        </style:tab-stops>
      </style:paragraph-properties>
    </style:style>
    <style:style style:name="P4" style:family="paragraph" style:parent-style-name="Contents_20_3">
      <style:paragraph-properties>
        <style:tab-stops>
          <style:tab-stop style:position="5.4772in" style:type="right" style:leader-style="dotted" style:leader-text="."/>
        </style:tab-stops>
      </style:paragraph-properties>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master-page-name="">
      <style:paragraph-properties fo:keep-with-next="always"/>
    </style:style>
    <style:style style:name="P10" style:family="paragraph" style:parent-style-name="Standard" style:list-style-name="L5"/>
    <style:style style:name="P11" style:family="paragraph" style:parent-style-name="Standard">
      <style:paragraph-properties fo:margin-left="0.25in" fo:margin-right="0in" fo:text-indent="0in" style:auto-text-indent="false"/>
    </style:style>
    <style:style style:name="P12" style:family="paragraph" style:parent-style-name="Heading_20_2" style:master-page-name="">
      <style:paragraph-properties fo:break-before="auto" fo:break-after="auto"/>
    </style:style>
    <style:style style:name="P13" style:family="paragraph" style:parent-style-name="Standard" style:list-style-name="L6"/>
    <style:style style:name="T1" style:family="text">
      <style:text-properties fo:font-style="italic" style:font-style-asian="italic" style:font-style-complex="italic"/>
    </style:style>
    <style:style style:name="T2" style:family="text" style:parent-style-name="code">
      <style:text-properties fo:font-style="italic" style:font-style-asian="italic" style:font-style-complex="italic"/>
    </style:style>
    <style:style style:name="T3" style:family="text" style:parent-style-name="code">
      <style:text-properties fo:font-weight="bold" style:font-weight-asian="bold" style:font-weight-complex="bold"/>
    </style:style>
    <style:style style:name="T4" style:family="text">
      <style:text-properties style:text-position="super 58%"/>
    </style:style>
    <style:style style:name="T5" style:family="text">
      <style:text-properties style:font-name="Arial" fo:font-weight="bold" style:font-weight-asian="bold" style:font-weight-complex="bold"/>
    </style:style>
    <style:style style:name="T6" style:family="text">
      <style:text-properties style:font-name="DejaVu Sans Condensed" fo:font-size="8pt" style:font-size-asian="8pt" style:font-size-complex="8pt"/>
    </style:style>
    <style:style style:name="T7" style:family="text">
      <style:text-properties style:font-name="Arial" fo:font-size="9pt" style:font-size-asian="9pt" style:font-size-complex="9pt"/>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fo:font-style="italic" style:text-underline-style="none" style:font-style-asian="italic" style:font-style-complex="italic"/>
    </style:style>
    <style:style style:name="T11" style:family="text">
      <style:text-properties style:font-name="Doulos SIL"/>
    </style:style>
    <style:style style:name="T12" style:family="text" style:parent-style-name="code">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flow-with-text="tru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flow-with-text="true"/>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itle>Lexicon Interchange Format</text:title></text:p>
      <text:p text:style-name="Paper_20_Subtitle"><text:subject>A Description</text:subject></text:p>
      <text:p text:style-name="Author"><text:initial-creator>Martin Hosken</text:initial-creator>,<office:annotation><dc:date>2006-07-13T00:00:00</dc:date><text:p>TODO:</text:p><text:p/><text:p>Add examples of:</text:p><text:p>. phonemic form</text:p><text:p/><text:p>Find out from FW about</text:p><text:p>. phonetic tone field</text:p><text:p>. phonetic pattern field</text:p><text:p/></office:annotation><text:line-break/>SIL Non-Roman Script Initiative (NRSI)</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Introduction<text:tab/>3</text:p>
          <text:p text:style-name="P3">Conformance<text:tab/>3</text:p>
          <text:p text:style-name="P3">Stability<text:tab/>4</text:p>
          <text:p text:style-name="P2">Types<text:tab/>5</text:p>
          <text:p text:style-name="P3">Datatypes<text:tab/>5</text:p>
          <text:p text:style-name="P4">int<text:tab/>5</text:p>
          <text:p text:style-name="P4">float<text:tab/>5</text:p>
          <text:p text:style-name="P4">string<text:tab/>5</text:p>
          <text:p text:style-name="P4">text<text:tab/>5</text:p>
          <text:p text:style-name="P4">datetime<text:tab/>5</text:p>
          <text:p text:style-name="P4">key<text:tab/>5</text:p>
          <text:p text:style-name="P4">lang<text:tab/>6</text:p>
          <text:p text:style-name="P4">refid<text:tab/>6</text:p>
          <text:p text:style-name="P4">URL<text:tab/>6</text:p>
          <text:p text:style-name="P3">Elements<text:tab/>6</text:p>
          <text:p text:style-name="P4">span<text:tab/>6</text:p>
          <text:p text:style-name="P4">multitext<text:tab/>7</text:p>
          <text:p text:style-name="P4">URLRef<text:tab/>7</text:p>
          <text:p text:style-name="P4">gloss<text:tab/>8</text:p>
          <text:p text:style-name="P4">field<text:tab/>8</text:p>
          <text:p text:style-name="P4">flag<text:tab/>8</text:p>
          <text:p text:style-name="P4">date-class<text:tab/>8</text:p>
          <text:p text:style-name="P4">extensible<text:tab/>9</text:p>
          <text:p text:style-name="P4">note<text:tab/>9</text:p>
          <text:p text:style-name="P4">phonetic<text:tab/>9</text:p>
          <text:p text:style-name="P4">etymology<text:tab/>9</text:p>
          <text:p text:style-name="P4">grammi<text:tab/>10</text:p>
          <text:p text:style-name="P4">reversal<text:tab/>10</text:p>
          <text:p text:style-name="P4">reversalRef<text:tab/>10</text:p>
          <text:p text:style-name="P4">example<text:tab/>11</text:p>
          <text:p text:style-name="P4">relation<text:tab/>11</text:p>
          <text:p text:style-name="P4">refentry<text:tab/>11</text:p>
          <text:p text:style-name="P4">variant<text:tab/>12</text:p>
          <text:p text:style-name="P4">Sense<text:tab/>12</text:p>
          <text:p text:style-name="P4">Entry<text:tab/>13</text:p>
          <text:p text:style-name="P4">field-defn<text:tab/>13</text:p>
          <text:p text:style-name="P4">field-defns<text:tab/>14</text:p>
          <text:p text:style-name="P4">range-element<text:tab/>14</text:p>
          <text:p text:style-name="P4">range-set<text:tab/>14</text:p>
          <text:p text:style-name="P4">ranges<text:tab/>14</text:p>
          <text:p text:style-name="P4">header<text:tab/>15</text:p>
          <text:p text:style-name="P4">lift<text:tab/>15</text:p>
          <text:p text:style-name="P2">UML Diagrams<text:tab/>16</text:p>
          <text:p text:style-name="P3">Base Elements<text:tab/>16</text:p>
          <text:p text:style-name="P3">Entry Elements<text:tab/>17</text:p>
          <text:p text:style-name="P3">Header Elements<text:tab/>17</text:p>
          <text:p text:style-name="P2">Range Sets<text:tab/>18</text:p>
          <text:p text:style-name="P3">date-type<text:tab/>18</text:p>
          <text:p text:style-name="P4">Elements<text:tab/>18</text:p>
          <text:p text:style-name="P3">dialect<text:tab/>18</text:p>
          <text:p text:style-name="P3">etymology<text:tab/>18</text:p>
          <text:p text:style-name="P4">Elements<text:tab/>18</text:p>
          <text:p text:style-name="P3">grammi<text:tab/>18</text:p>
          <text:p text:style-name="P3">lexical<text:tab/>18</text:p>
          <text:p text:style-name="P4">Elements<text:tab/>18</text:p>
          <text:p text:style-name="P3">note-type<text:tab/>19</text:p>
          <text:p text:style-name="P4">Elements<text:tab/>19</text:p>
          <text:p text:style-name="P3">paradigm<text:tab/>19</text:p>
          <text:p text:style-name="P4">Elements<text:tab/>19</text:p>
          <text:p text:style-name="P3">reversal-type<text:tab/>20</text:p>
          <text:p text:style-name="P3">semantic_domain<text:tab/>20</text:p>
          <text:p text:style-name="P3">status<text:tab/>20</text:p>
          <text:p text:style-name="P2">Examples<text:tab/>21</text:p>
          <text:p text:style-name="P3">Simple Records<text:tab/>21</text:p>
          <text:p text:style-name="P3">Subentries<text:tab/>22</text:p>
          <text:p text:style-name="P3">Reverse Index<text:tab/>23</text:p>
          <text:p text:style-name="P3">Lexical Relations<text:tab/>24</text:p>
          <text:p text:style-name="P3">Hierarchies<text:tab/>25</text:p>
          <text:p text:style-name="P3">Multiple Scripts<text:tab/>26</text:p>
          <text:p text:style-name="P3">Change History<text:tab/>26</text:p>
          <text:p text:style-name="P2">Implementation<text:tab/>28</text:p>
          <text:p text:style-name="P3">Lift Conformance<text:tab/>28</text:p>
          <text:p text:style-name="P3">Single Pass Generation<text:tab/>28</text:p>
          <text:p text:style-name="P4">Refid generation<text:tab/>28</text:p>
          <text:p text:style-name="P4">Generating LIFT<text:tab/>28</text:p>
          <text:p text:style-name="P4">Subentries<text:tab/>28</text:p>
          <text:p text:style-name="P3">Multiple Passes<text:tab/>29</text:p>
          <text:p text:style-name="P3">Roundtrip Requirements<text:tab/>29</text:p>
          <text:p text:style-name="P3">Merging XML<text:tab/>29</text:p>
          <text:p text:style-name="P2">Change History<text:tab/>30</text:p>
          <text:p text:style-name="P3">Initial Development<text:tab/>30</text:p>
        </text:index-body>
      </text:table-of-content>
      <text:p text:style-name="Standard"/>
      <text:h text:style-name="Heading_20_1" text:outline-level="1">Introduction</text:h>
      <text:p text:style-name="Standard">Over the years SIL members have used a variety of markup schemes for representing dictionaries and lexicons. For the most part these have been Standard Format based. A major step forward was taken with the creation of MDF<text:note text:id="ftn1" text:note-class="footnote"><text:note-citation>1</text:note-citation><text:note-body><text:p text:style-name="Footnote">Multi-Dictionary Formatter</text:p></text:note-body></text:note> which not only provided a tool for typesetting dictionaries, but also provided a complete schema for their representation. Since then nearly all new dictionaries and lexicons have used an MDF based conceptual model if not the actual schema and markup.</text:p>
      <text:p text:style-name="Standard">MDF is a Standard Format based schema and with the emergence of the XML standard and newer computing technologies there is a need for an interchange format that can work with these newer technologies. The most important such technology at this time comes from the Fieldworks project in the form of FLEX. But even this has its conceptual model rooted in the MDF model.</text:p>
      <text:p text:style-name="Standard">This document describes LIFT, a lexicon interchange format. We start by describing the types of various elements including their attributes and possible child elements. UML diagrams are also included to give an overview of how types relate. So if you get lost refer to the UML diagrams at the end of the sections on types to find where you are. Following the types we list the various reserved range sets and their reserved elements as specified in this standard. Then we examine how various existing concepts map into LIFT. All of this information should be considered normative within the standard including normative ways of representing particular MDF representations. Finally we address some implementation issues, which is not normative.</text:p>
      <text:p text:style-name="Standard">XML language design is full of trade offs and this one is no exception. To keep the language small, we introduce a few data driven mechanisms. The most significant of these is the concept of a <text:span text:style-name="code">range</text:span>. A <text:span text:style-name="code">range</text:span> is stored in a separate file and gives range value names and descriptions in multiple languages. The linkage between a <text:span text:style-name="code">range</text:span> reference in a lexicon and the <text:span text:style-name="code">range</text:span> definition is optional. As a result, the reference to a particular <text:span text:style-name="code">range-elemenr</text:span> may also act as the value of the lexical attribute. As a result, this document describes both file formats: Lift and Lift Ranges, which share a few core classes, particularly <text:span text:style-name="code">multitext</text:span>.</text:p>
      <text:p text:style-name="Standard">Since this is an XML format, all data is considered to be in Unicode. For archiving, users should ensure that their data is in true Unicode with no reinterpretted characters arising from non-mapped legacy encoded data.</text:p>
      <text:p text:style-name="Standard">One aspect of an interchange format is that it is designed to just hold the lexicon data. Although it has a <text:span text:style-name="code">header</text:span> element, this isn’t about storing the introduction or rubric of a dictionary. Such information is a straight document and there are plenty of document formats out there and this is not one of them! The practicalities of working with both the lexical data and the rubric in one file are nearly impossible and as such are aimed at different things. The rubric is about the introduction to one dictionary while the lexical data is used for many things including the typesetting of one or more dictionaries.</text:p>
      <text:p text:style-name="Heading_20_2">Conformance</text:p>
      <text:p text:style-name="Standard">In addition, this is an interchange format. An interchange format differs slightly from an archival format or from an application specific format. One of the needs is that any application that can put data into this must be able to store all the data it needs in this format and be able to get it back out again without loss. That doesn't mean that other applications have to make sense of it, or even be able to conserve it (although that would be a big help). Further still, an interchange format is not primarily about enforcing some higher level of quality on the source data than was already there. LIFT demands a structural integrity just by converting data into an XML based format. Added to that, to ensure that data stored in LIFT is useful over a longer period and across applications, LIFT conformance introduces the following requirements.</text:p>
      <text:list text:style-name="L1">
        <text:list-item>
          <text:p text:style-name="P5">there are no two ids of the same type of object that are identical, including treating senses and subsenses as entries.</text:p>
        </text:list-item>
      </text:list>
      <text:list text:style-name="L2">
        <text:list-item>
          <text:p text:style-name="P6">there are corresponding ids for all refids</text:p>
        </text:list-item>
      </text:list>
      <text:list text:style-name="L3">
        <text:list-item>
          <text:p text:style-name="P7">there is a definition for all field tags used</text:p>
        </text:list-item>
        <text:list-item>
          <text:p text:style-name="P7">that in a context where only one language data is expected no data from another language is also provided.</text:p>
        </text:list-item>
        <text:list-item>
          <text:p text:style-name="P7">That there are no PUA characters or that PUA characters are only from the corporate PUA area.</text:p>
        </text:list-item>
      </text:list>
      <text:p text:style-name="Standard">It is recognised that it is unlikely that an application can necessarily get to full LIFT conformance in one step. This is discussed further in the section on implementation.</text:p>
      <text:p text:style-name="Heading_20_2">Stability</text:p>
      <text:p text:style-name="Standard">An important consideration for a file format that may be considered for use for archiving is that of stability. We have to assume that the first version of the language will not be sufficient for every foreseeable need. Therefore what can be done now to aid forward compatibility?</text:p>
      <text:p text:style-name="Standard">The first principle is that nothing is ever removed from the language. That is any attributes or elements that are part of the language specification will never be removed in a later version. They may become deprecated and applications may eventually stop supporting them, but it will always be valid for data to use them. This means that no data ever goes out of date. In addition, all changes to the language will involve additional attributes and elements.</text:p>
      <text:p text:style-name="Standard">For an application to be able to support later versions, therefore, requires that it not restrict the language to only those elements that it knows about. It is not an error to add an unknown attribute. If a stronger level of conformance is required then an application may assume that for a particular file using a particular language version, it will not use anything outside that version of the language specification. Therefore if an application knows the language up to a particular version it can do attribute and element checking, but if it receives a file of a later version it cannot assume to know what extra attributes and elements have been added.</text:p>
      <text:h text:style-name="Heading_20_1" text:outline-level="1">Types</text:h>
      <text:p text:style-name="Heading_20_2">Datatypes</text:p>
      <text:p text:style-name="Standard">We start with the simplest types which have no attributes or children.</text:p>
      <text:h text:style-name="Heading_20_3" text:outline-level="3">int</text:h>
      <text:p text:style-name="Standard">This is simply an integer number, stored as a string representation in base 10.</text:p>
      <text:h text:style-name="Heading_20_3" text:outline-level="3">float</text:h>
      <text:p text:style-name="Standard">A number with integer and decimal parts separated by a period. No scientific notations are supported.</text:p>
      <text:h text:style-name="Heading_20_3" text:outline-level="3">string</text:h>
      <text:p text:style-name="Standard">This fundamental type is just a sequence of Unicode characters.</text:p>
      <text:h text:style-name="Heading_20_3" text:outline-level="3">text</text:h>
      <text:p text:style-name="Standard">The basis of all text in the interchange format is a Unicode string. In implementation terms a <text:span text:style-name="code">text</text:span> is no different from a <text:span text:style-name="code">string</text:span> but is differentiated in this design to indicate text in a language instead of a representation of some information, e.g. language.</text:p>
      <text:h text:style-name="Heading_20_3" text:outline-level="3">datetime</text:h>
      <text:p text:style-name="Standard">This is the same type as an XML Schema datetime type. See <text:a xlink:type="simple" xlink:href="http://www.w3.org/TR/xmlschema-2/#dateTime">http://www.w3.org/TR/xmlschema-2/#dateTime</text:a> for details. In summary a time is a string representing a date and time in the following format: <text:span text:style-name="T1">yyyy</text:span><text:span text:style-name="code">-</text:span><text:span text:style-name="T2">MM</text:span><text:span text:style-name="code">-</text:span><text:span text:style-name="T1">dd</text:span><text:span text:style-name="code">T</text:span><text:span text:style-name="T1">hh</text:span><text:span text:style-name="code">:</text:span><text:span text:style-name="T1">mm</text:span><text:span text:style-name="code">:</text:span><text:span text:style-name="T1">sszzzz</text:span>. Times are given relative to GMT, thus if no timezone information is included then the time is considered to be in GMT. Likewise if no time is included then it is assumed to be 0, i.e. Midnight GMT at the start of the given day.</text:p>
      <text:p text:style-name="AttribDesc"><text:span text:style-name="T1">yyyy</text:span><text:tab/>represents a 4 digit year relative to AD 0 (yes it can be negative)</text:p>
      <text:p text:style-name="AttribDesc"><text:span text:style-name="code">-</text:span><text:tab/>separator</text:p>
      <text:p text:style-name="AttribDesc"><text:span text:style-name="T1">MM</text:span><text:tab/>represents the month as 2 digits from 01 to 12.</text:p>
      <text:p text:style-name="AttribDesc"><text:span text:style-name="code">-</text:span><text:tab/>separator</text:p>
      <text:p text:style-name="AttribDesc"><text:span text:style-name="T1">dd</text:span><text:tab/>represents the day of the month as 2 digits from 01 to 31.</text:p>
      <text:p text:style-name="AttribDesc"><text:span text:style-name="code">T</text:span><text:tab/>Time separator. This and all following it are optional as a single unit (i.e. if the <text:span text:style-name="code">T</text:span> exists, so must all the time elements unless marked as optional).</text:p>
      <text:p text:style-name="AttribDesc"><text:span text:style-name="T1">hh</text:span><text:tab/>represents the hour as 2 digits from 00 to 23. The hour can be 24 if the rest of the time is 0.</text:p>
      <text:p text:style-name="AttribDesc"><text:span text:style-name="code">:</text:span><text:tab/>separator</text:p>
      <text:p text:style-name="AttribDesc"><text:span text:style-name="T1">mm</text:span><text:tab/>represents the minutes of the hour as two digits from 00 to 59</text:p>
      <text:p text:style-name="AttribDesc"><text:span text:style-name="code">:</text:span><text:tab/>separator</text:p>
      <text:p text:style-name="AttribDesc"><text:span text:style-name="T1">ss</text:span><text:tab/>represents the seconds as 2 digits from 00 to 59</text:p>
      <text:p text:style-name="AttribDesc"><text:span text:style-name="T1">zzzz</text:span><text:tab/>represents optional timezone information in the form:<text:line-break/><text:span text:style-name="code">+</text:span>|<text:span text:style-name="code">-</text:span><text:span text:style-name="T1">hh</text:span><text:span text:style-name="code">:</text:span><text:span text:style-name="T1">mm</text:span> indicating the time zone is ahead or behind GMT by the given number of hours and minutes. Optionally a timezone value of <text:span text:style-name="code">Z</text:span><text:span text:style-name="code"><text:note text:id="ftn2" text:note-class="footnote"><text:note-citation>1</text:note-citation><text:note-body><text:p text:style-name="Footnote">That's capital Z</text:p></text:note-body></text:note></text:span> indicates an explicit zero offset from GMT.</text:p>
      <text:h text:style-name="Heading_20_3" text:outline-level="3">key</text:h>
      <text:p text:style-name="Standard">In a number of places in the schema, a key is used to identify a particular item from a list. A key is a string that acts both as a simple identifier that can be used to locate a particular element in a list of elements of the same type, but also may be used as a reserved identifier. Keys are used to identify particular range elements in a range set and also to identify a particular range set. More information will be provided on the sections on range sets.</text:p>
      <text:h text:style-name="Heading_20_3" text:outline-level="3">lang</text:h>
      <text:p text:style-name="Standard">This is a language tag and follows RFC 4646bis or any superseding document.<text:note text:id="ftn3" text:note-class="footnote"><text:note-citation>1</text:note-citation><text:note-body><text:p text:style-name="Footnote">RFC 4646 supersedes RFC 3066 which in its turn supersedes RFC 1511. RFC 4646 is currently being rewritten and will be superseded in its turn.</text:p></text:note-body></text:note> Full details of how to tag text for language, script, region, etc. is beyond the scope of this document. Language tags should follow the standard wherever they can, if, for example, a particular orthography needs to be marked, that has not been included in the relevant standard's list, it may be specified using a private use extension. For example tpu-Latn-x-testing1.</text:p>
      <text:h text:style-name="Heading_20_3" text:outline-level="3">refid</text:h>
      <text:p text:style-name="Standard">A refid is an identifier for a lexical entry or a sense. The ambiguity is intended since it allows referrers to refer either to an entry or sense depending on the data need. I.e. if the sense is not known then an entry reference is sufficient otherwise a sense reference is preferred. A refid is a string.</text:p>
      <text:h text:style-name="Heading_20_3" text:outline-level="3">URL</text:h>
      <text:p text:style-name="Standard">A URL datatype is a string containing a URL (Universal Resource Locator) as specified in RFC 3986.</text:p>
      <text:p text:style-name="Heading_20_2">Elements</text:p>
      <text:p text:style-name="Standard">The core elements are described based on the UML diagram they occur on. We start with the base diagram (leaving some types to the entry diagram) and then examine the entry diagram and finally the header diagram. Any unspecified types are considered to be <text:span text:style-name="code">string</text:span>.</text:p>
      <text:p text:style-name="Standard">Unless otherwise stated, content elements may occur in any order in the parent.</text:p>
      <text:h text:style-name="Heading_20_3" text:outline-level="3">span</text:h>
      <text:p text:style-name="Standard">A span is a unicode string that is marked according to its language and formatting information. In addition, spans may occur within spans, allowing changes of formatting within a string. The span is the fundamental string type for textual information including lexical forms, descriptions and glosses. While LIFT supports formatting within such strings, not all applications can handle such enriched text. For this reason, a span may be converted to a simple Unicode string by stripping all embedded markers and retaining the remaining text. A span is the only element in the LIFT schema that has mixed content consisting of Unicode text and other spans.</text:p>
      <text:p text:style-name="Standard">Space characters within <text:span text:style-name="code">span</text:span>s are significant and are treated as follows. All multiple spacing characters are reduced to a single space. Multiple paragraphs are indicated by multiple span elements. Spaces around the <text:span text:style-name="code">span</text:span> element are significant and are not reduced to below one space if present.</text:p>
      <text:h text:style-name="Heading_20_4" text:outline-level="4">Attributes</text:h>
      <text:p text:style-name="AttribDesc"><text:span text:style-name="T3">lang</text:span><text:tab/>[Optional, <text:span text:style-name="code">lang</text:span>] Specifies the language and script of the text. Notice that in some contexts, particularly where vernacular text is expected, if the language component of the language tag is not the same as the expected vernacular language then the data may be ignored by a process and probably not stored in a subsequent saving of the data.</text:p>
      <text:p text:style-name="AttribDesc"><text:span text:style-name="T3">href</text:span><text:tab/>[Optional, <text:span text:style-name="code">URL</text:span>] The text included in the span is to made into a hotlink to the given URL, if the application can do that.</text:p>
      <text:p text:style-name="AttribDesc"><text:span text:style-name="T3">class</text:span><text:tab/>[Optional] Gives the style name or class of the text.</text:p>
      <text:p text:style-name="AttribDesc"><text:span text:style-name="T3">style</text:span><text:tab/>[Optional] Gives a CSS1 representation of the formatting of the text. Applications are not required to support any or all of CSS2 to use the text.</text:p>
      <text:h text:style-name="Heading_20_4" text:outline-level="4">Content</text:h>
      <text:p text:style-name="AttribDesc">#PCDATA<text:tab/><text:tab/>The core content of a <text:span text:style-name="code">span</text:span> is unicode text</text:p>
      <text:p text:style-name="AttribDesc"><text:span text:style-name="T3">span</text:span><text:tab/>[Optional, Multiple, <text:span text:style-name="code">span</text:span>] The content may have other <text:span text:style-name="code">span</text:span> elements embedded in it (which in turn may have other <text:span text:style-name="code">span</text:span> elements embedded in their content).</text:p>
      <text:p text:style-name="Standard">Naturally, since the content is mixed, order is significant within a <text:span text:style-name="code">span</text:span>.</text:p>
      <text:h text:style-name="Heading_20_4" text:outline-level="4">Issues</text:h>
      <text:list text:style-name="L4">
        <text:list-item>
          <text:p text:style-name="P8">The CSS2 language is not quite up to handling all the styling that Fieldworks has in its <text:span text:style-name="code">run</text:span> properties. For example setting the font of the number label in a list. I suggest adding extra CSS element types to handle those. These need to be enumerated here.</text:p>
        </text:list-item>
      </text:list>
      <text:h text:style-name="Heading_20_3" text:outline-level="3">multitext</text:h>
      <text:p text:style-name="Standard">There are no occurrences of a <text:span text:style-name="code">span</text:span> being used to store content except as part of a <text:span text:style-name="code">multitext</text:span>. This element allows for different representations of the same information in a given language. For example it allows for different representations of a lexical form, for example in an orthography or in phonemic form.</text:p>
      <text:h text:style-name="Heading_20_4" text:outline-level="4">Inheritance</text:h>
      <text:p text:style-name="AttribDesc"><text:span text:style-name="T3">text</text:span><text:tab/>[Optional] If there is only one <text:span text:style-name="code">form</text:span> the <text:span text:style-name="code">form</text:span> element itself is optional and a <text:span text:style-name="code">multitext</text:span> may consist of a single text node containing the contents of the text. This means that if there is no <text:span text:style-name="code">form</text:span> there is no <text:span text:style-name="code">span</text:span> capability.</text:p>
      <text:h text:style-name="Heading_20_4" text:outline-level="4">Content</text:h>
      <text:p text:style-name="AttribDesc"><text:span text:style-name="T3">form</text:span><text:tab/>[Optional, multiple, <text:span text:style-name="code">span</text:span>] Each representation of the information is held in a <text:span text:style-name="code">form</text:span> element which is of type <text:span text:style-name="code">span</text:span>. By using the two names we disambiguate between a single string made of multiple <text:span text:style-name="code">span</text:span>s and the different <text:span text:style-name="code">form</text:span>s of a text. While a <text:span text:style-name="code">span</text:span> is preserving with respect to space, a <text:span text:style-name="code">form</text:span> is not. If the content of the <text:span text:style-name="code">multitext</text:span> is a single <text:span text:style-name="code">form</text:span> with only text below that, then the <text:span text:style-name="code">form</text:span> element becomes optional.</text:p>
      <text:p text:style-name="AttribDesc"><text:span text:style-name="T3">lang</text:span><text:tab/>[Optional, <text:span text:style-name="code">lang</text:span>] same as the <text:span text:style-name="code">span</text:span> <text:span text:style-name="code">lang</text:span> attribute specifying the language and script of the content. This attribute is only applicable if there is no <text:span text:style-name="code">form</text:span> element. If an element which is of type <text:span text:style-name="code">multitext</text:span> is described as requiring the <text:span text:style-name="code">lang</text:span> attribute, then either the <text:span text:style-name="code">lang</text:span> attribute is required on the <text:span text:style-name="code">multitext</text:span> or in each <text:span text:style-name="code">form</text:span> subelement. In effect the <text:span text:style-name="code">lang</text:span> attribute is inherited by a <text:span text:style-name="code">span</text:span> from its attribute, or from the containing <text:span text:style-name="code">span</text:span> or the containing <text:span text:style-name="code">multitext</text:span> or from the containing root <text:span text:style-name="code">lift</text:span> element attribute.</text:p>
      <text:h text:style-name="Heading_20_3" text:outline-level="3">URLRef</text:h>
      <text:p text:style-name="Standard">This is a URL with a caption. It is used to represent media items, for example for pictures in a Sense or a sound file for a phonetic representation.</text:p>
      <text:h text:style-name="Heading_20_4" text:outline-level="4">Attributes</text:h>
      <text:p text:style-name="AttribDesc"><text:span text:style-name="T3">loc</text:span> <text:tab/>[Required, <text:span text:style-name="code">URL</text:span>] is the URL of the resource</text:p>
      <text:h text:style-name="Heading_20_4" text:outline-level="4">Content</text:h>
      <text:p text:style-name="AttribDesc"><text:span text:style-name="T3">label</text:span><text:tab/>[Optional, <text:span text:style-name="code">multitext</text:span>] Gives a multilingual representation of the caption for the media item. The <text:span text:style-name="code">lang</text:span> attribute is required.</text:p>
      <text:h text:style-name="Heading_20_3" text:outline-level="3">field</text:h>
      <text:p text:style-name="Standard">A <text:span text:style-name="code">field</text:span> is a generalised element to allow an application to store information in a LIFT file that isn't explicitly described in the LIFT standard. Fields are described as part of the header information so that applications can give some descriptive meaning to the information they add to a file.</text:p>
      <text:h text:style-name="Heading_20_4" text:outline-level="4">Inheritance</text:h>
      <text:p text:style-name="AttribDesc"><text:span text:style-name="T3">multitext</text:span><text:tab/>Stores the language and multiscript form of the information. The <text:span text:style-name="code">lang</text:span> attribute is required.</text:p>
      <text:h text:style-name="Heading_20_4" text:outline-level="4">Attributes</text:h>
      <text:p text:style-name="AttribDesc"><text:span text:style-name="T3">tag</text:span><text:tab/>[Required, <text:span text:style-name="code">key</text:span>] The identifying key that gives the field name of the field. Applications may share data by agreeing on the <text:span text:style-name="code">tag</text:span> to use.</text:p>
      <text:p text:style-name="AttribDesc"><text:span text:style-name="T3">time</text:span><text:tab/>[Optional, <text:span text:style-name="code">datetime</text:span>] Gives the time associated with the field.</text:p>
      <text:p text:style-name="AttribDesc"><text:span text:style-name="T3">value</text:span><text:tab/>[Optional, <text:span text:style-name="code">string</text:span>] A string attribute for arbitrary data. While this may be a key into some para-lexicon database or even some binary data, care should be taken to ensure that it not refer to something in the database that may be changed thus invalidating this value. Or if such a thing can occur the importing application that knows about this field must be aware of the potential invalidity and handle the data accordingly.</text:p>
      <text:h text:style-name="Heading_20_4" text:outline-level="4">Content</text:h>
      <text:p text:style-name="AttribDesc"><text:span text:style-name="T3">trait</text:span><text:tab/>[Optional, Multiple, <text:span text:style-name="code">flag</text:span>] Gives additional information about the field.</text:p>
      <text:p text:style-name="AttribDesc"><text:span text:style-name="T3">form</text:span><text:tab/>[Optional, Multiple, <text:span text:style-name="code">span</text:span>] The multilingual representation of the field content for a particular writing system.</text:p>
      <text:h text:style-name="Heading_20_3" text:outline-level="3">flag</text:h>
      <text:p text:style-name="Standard">A flag is an important mechanism for giving type information to an object or adding binary constraints. There are many ways of interpretting a <text:span text:style-name="code">flag</text:span>. For the most part <text:span text:style-name="code">flag</text:span>s occur as <text:span text:style-name="code">type</text:span> elements of an object to account for the variety of ways in which a <text:span text:style-name="code">flag</text:span> is used.</text:p>
      <text:p text:style-name="Standard">A flag is simply a reference to a single <text:span text:style-name="code">range-element</text:span> in a <text:span text:style-name="code">range</text:span>. It can be used to give the dialect for a variant or the status of an entry. The semantics of a <text:span text:style-name="code">flag</text:span> in a particular context is given by the parent object and also by the <text:span text:style-name="code">range</text:span> and <text:span text:style-name="code">range-element</text:span> being referred to.</text:p>
      <text:h text:style-name="Heading_20_4" text:outline-level="4">Attributes</text:h>
      <text:p text:style-name="AttribDesc"><text:span text:style-name="T3">range</text:span><text:tab/>[Required, <text:span text:style-name="code">key</text:span>]. This is the identifier of a particular <text:span text:style-name="code">range</text:span>.</text:p>
      <text:p text:style-name="AttribDesc"><text:span text:style-name="T3">value</text:span><text:tab/>[Required, <text:span text:style-name="code">key</text:span>]. This is the identifier of a partcular <text:span text:style-name="code">range-element</text:span> within the referred <text:span text:style-name="code">range</text:span>. Since <text:span text:style-name="code">range</text:span>s are optional, the <text:span text:style-name="code">value</text:span> attribute must be human readable and usable in the stead of the <text:span text:style-name="code">range</text:span>.</text:p>
      <text:h text:style-name="Heading_20_3" text:outline-level="3">annotation</text:h>
      <text:p text:style-name="Standard">The <text:span text:style-name="code">annotation</text:span> element provides a mechanism for adding meta-information to almost any element. It includes the option to specify <text:span text:style-name="code">who</text:span> made the annotation, when including a comment. An <text:span text:style-name="code">annotation</text:span> is also a <text:span text:style-name="code">trait</text:span> and gives a historical description of when a particular flag value was set to what when and perhaps by whom. An annotation does not give a current flag value as a <text:span text:style-name="code">flag trait</text:span> would give. It is purely commentary.</text:p>
      <text:h text:style-name="Heading_20_4" text:outline-level="4">Inheritance</text:h>
      <text:p text:style-name="AttribDesc"><text:span text:style-name="T3">trait</text:span><text:tab/>Gives the range and value that were set at the time given by the annotation.</text:p>
      <text:h text:style-name="Heading_20_4" text:outline-level="4">Attributes</text:h>
      <text:p text:style-name="AttribDesc"><text:span text:style-name="T3">who</text:span><text:tab/>[Optional, <text:span text:style-name="code">key</text:span>] Specifies are particular element from the <text:span text:style-name="code">users</text:span> range.</text:p>
      <text:p text:style-name="AttribDesc"><text:span text:style-name="T3">date<text:tab/></text:span>[Optional, <text:span text:style-name="code">datetime</text:span>] Specifies the date/time that the trait was set.</text:p>
      <text:p text:style-name="AttribDesc"><text:span text:style-name="T3">comment</text:span><text:tab/>[Optional, <text:span text:style-name="code">multitext</text:span>] Allows for a multilingual comment on the annotation. The <text:span text:style-name="code">lang</text:span> attribute is required.</text:p>
      <text:h text:style-name="Heading_20_3" text:outline-level="3">extensible</text:h>
      <text:p text:style-name="Standard">Many types contain the same set of elements that are used for adding extra information in a controlled extensible way. This type is used to provide that extra information and is only inherited from in order to add those elements.</text:p>
      <text:h text:style-name="Heading_20_4" text:outline-level="4">Content</text:h>
      <text:p text:style-name="AttribDesc"><text:span text:style-name="T3">dateCreated</text:span><text:tab/>[Optional, <text:span text:style-name="code">datetime</text:span>] Contains a date/timestamp saying when the element was added to the dictionary. Note that this attribute is not required.</text:p>
      <text:p text:style-name="AttribDesc"><text:span text:style-name="T3">dateModified</text:span><text:tab/>[Optional, <text:span text:style-name="code">datetime</text:span>] Contains a date/timestamp saying when the element was last changed. Note that an application is not required to store this attribute. But if it does, then the semantics of <text:span text:style-name="code">dateModified</text:span> are that if an element is modified then the <text:span text:style-name="code">dateModified</text:span> attribute should be updated or removed. In addition, an element is considered changed if any of its children are modified.</text:p>
      <text:p text:style-name="AttribDesc"><text:span text:style-name="T3">field</text:span><text:tab/>[Optional, Multiple, <text:span text:style-name="code">field</text:span>] Holds extra textual information.</text:p>
      <text:p text:style-name="AttribDesc"><text:span text:style-name="T3">trait</text:span><text:tab/>[Optional, Multiple, <text:span text:style-name="code">flag</text:span>] Adds type, filter, trait information.</text:p>
      <text:p text:style-name="AttribDesc"><text:span text:style-name="T3">annotate</text:span><text:tab/>[Optional, Multiple, <text:span text:style-name="code">annotation</text:span>] Adds metainformation describing the element.</text:p>
      <text:p text:style-name="Standard">When describing types that inherit from <text:span text:style-name="code">extensible</text:span> for the most part the content elements so added will not be described unless they have a particular meaning in the context of the type being described.</text:p>
      <text:h text:style-name="Heading_20_3" text:outline-level="3">note</text:h>
      <text:p text:style-name="Standard">A <text:span text:style-name="code">note</text:span> is used for storing descriptive information of many kinds including comments, bibliographic information and domain specific notes.</text:p>
      <text:h text:style-name="Heading_20_4" text:outline-level="4">Inheritance</text:h>
      <text:p text:style-name="AttribDesc"><text:span text:style-name="T3">multitext</text:span><text:tab/>Stores the note content, giving its language. The <text:span text:style-name="code">lang</text:span> attribute is required.</text:p>
      <text:p text:style-name="AttribDesc"><text:span text:style-name="T3">extensible</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T3">type</text:span><text:tab/>[Required, <text:span text:style-name="code">key</text:span>] Gives the type of note by reference to a range-element in the <text:span text:style-name="code">note-type</text:span> range.</text:p>
      <text:h text:style-name="Heading_20_4" text:outline-level="4">Content</text:h>
      <text:p text:style-name="AttribDesc"><text:span text:style-name="T3">label</text:span><text:tab/>[Optional, <text:span text:style-name="code">multitext</text:span>] Notes may take an optional caption which is a multilingual text.</text:p>
      <text:h text:style-name="Heading_20_3" text:outline-level="3">phonetic</text:h>
      <text:p text:style-name="Standard">This represents a single phonetic representation.</text:p>
      <text:h text:style-name="Heading_20_4" text:outline-level="4">Inheritance</text:h>
      <text:p text:style-name="AttribDesc"><text:span text:style-name="T3">multitext</text:span><text:tab/>Allows for storage of different representation forms of the text.</text:p>
      <text:p text:style-name="AttribDesc"><text:span text:style-name="T3">extensible</text:span><text:tab/>Adds <text:span text:style-name="code">date</text:span>, <text:span text:style-name="code">field</text:span> and <text:span text:style-name="code">trait</text:span> elements to the content for extensibility.</text:p>
      <text:h text:style-name="Heading_20_4" text:outline-level="4">Content</text:h>
      <text:p text:style-name="AttribDesc"><text:span text:style-name="T3">media</text:span><text:tab/>[Optional, Multiple, <text:span text:style-name="code">URLRef</text:span>] Stores an audio representation of the text.</text:p>
      <text:p text:style-name="AttribDesc"><text:span text:style-name="T3">form</text:span><text:tab/>[Optional, Multiple, <text:span text:style-name="code">span</text:span>] Stores the phonetic representation using whichever writing system: IPA, Americanist, etc..</text:p>
      <text:h text:style-name="Heading_20_3" text:outline-level="3">etymology</text:h>
      <text:p text:style-name="Standard">An <text:span text:style-name="code">etymology</text:span> is for describing lexical relations with a word that is not an entry in the lexicon. For example proto forms. As such it holds a representation of the word and a gloss of that word rather than a reference to an <text:span text:style-name="code">Entry</text:span> or <text:span text:style-name="code">Sense</text:span> in the lexicon.</text:p>
      <text:h text:style-name="Heading_20_4" text:outline-level="4">Inheritance</text:h>
      <text:p text:style-name="AttribDesc"><text:span text:style-name="T3">multitext</text:span><text:tab/>Used to store the form of the word referenced</text:p>
      <text:p text:style-name="AttribDesc"><text:span text:style-name="T3">extensible</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T3">type</text:span><text:tab/>[Required, <text:span text:style-name="code">key</text:span>] Gives the etymological relationship between this sense and some other word in another language. This is a reference to a range-element in the <text:span text:style-name="code">etymology</text:span> range.</text:p>
      <text:p text:style-name="AttribDesc"><text:span text:style-name="T3">source</text:span><text:tab/>[Required, <text:span text:style-name="code">string</text:span>] Gives the language for the source language of the etymological relation. Where possible a <text:span text:style-name="code">lang</text:span> type code should be used, but proto languages tend not to appear in the Ethnologue and so a uniquely identifying name may be given here.</text:p>
      <text:h text:style-name="Heading_20_4" text:outline-level="4">Contents</text:h>
      <text:p text:style-name="AttribDesc"><text:span text:style-name="T3">gloss</text:span><text:tab/>[Optional, <text:span text:style-name="code">multitext</text:span>] Gives a multilingual gloss of the word that the etymological relationship is with. The <text:span text:style-name="code">lang</text:span> attribute is required.</text:p>
      <text:h text:style-name="Heading_20_3" text:outline-level="3">grammi</text:h>
      <text:p text:style-name="Standard">The grammatical information of a <text:span text:style-name="code">Sense</text:span> can be a linguistic nightmare, but it is relatively simple as a structural item. It is just a reference to a <text:span text:style-name="code">range-element</text:span> in the <text:span text:style-name="code">grammi</text:span> range.</text:p>
      <text:h text:style-name="Heading_20_4" text:outline-level="4">Attributes</text:h>
      <text:p text:style-name="AttribDesc"><text:span text:style-name="T3">value</text:span><text:tab/>[Required, <text:span text:style-name="code">key</text:span>] The part of speech tag into the <text:span text:style-name="code">grammi</text:span> range. Notice that generally, the <text:span text:style-name="code">value</text:span> attribute <text:span text:style-name="T1">is</text:span> the grammatical information identifier and that an actual <text:span text:style-name="code">range-element</text:span> is only needed if translations of the part of speech is required, or that range set checking is required.</text:p>
      <text:h text:style-name="Heading_20_3" text:outline-level="3">reversal</text:h>
      <text:p text:style-name="Standard">Reverse indexes in a dictionary are a key tool for enabling a wider use of a dictionary.</text:p>
      <text:h text:style-name="Heading_20_4" text:outline-level="4">Inheritance</text:h>
      <text:p text:style-name="AttribDesc"><text:span text:style-name="T3">multitext</text:span><text:tab/>Stores the reversal entry with its language. <text:s/>The <text:span text:style-name="code">lang</text:span> attribute is required.</text:p>
      <text:p text:style-name="AttribDesc"><text:span text:style-name="T3">extensible</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T3">id</text:span><text:tab/>[Optional, <text:span text:style-name="code">refid</text:span>] Gives a reference anchor to this reversal for use in other reversals.</text:p>
      <text:p text:style-name="AttribDesc"><text:span text:style-name="T3">type</text:span><text:tab/>[Required, <text:span text:style-name="code">key</text:span>] Gives the type of the reversal as a range-element in the <text:span text:style-name="code">reversal-type</text:span> range.</text:p>
      <text:h text:style-name="Heading_20_4" text:outline-level="4">Content</text:h>
      <text:p text:style-name="AttribDesc"><text:span text:style-name="T3">main</text:span><text:tab/>[Optional, <text:span text:style-name="code">reversal</text:span>] Reversals may form an entry sub-entry type hierarchy. This gives the parent <text:span text:style-name="code">reversal</text:span> in any such hierarchy if one is so desired. The full tree is given here.</text:p>
      <text:p text:style-name="AttribDesc"><text:span text:style-name="T3">mainRef</text:span><text:tab/>[Optional, <text:span text:style-name="code">reversalRef</text:span>] This gives a reference to another <text:span text:style-name="code">reversal</text:span> with the given <text:span text:style-name="code">id</text:span> which acts as the parent in a reversal hierarchy to this <text:span text:style-name="code">reversal</text:span>.</text:p>
      <text:h text:style-name="Heading_20_3" text:outline-level="3">reversalRef</text:h>
      <text:p text:style-name="Standard">Rather than always having to fill out a full reversal entry for each occurrence of a reversal, it is possible to link identical reversals using a <text:span text:style-name="code">reversalRef</text:span>.</text:p>
      <text:h text:style-name="Heading_20_4" text:outline-level="4">Attributes</text:h>
      <text:p text:style-name="AttribDesc"><text:span text:style-name="T3">type</text:span><text:tab/>[Required, <text:span text:style-name="code">key</text:span>] This entry in the <text:span text:style-name="code">reversal-type</text:span> range says which reversal index this reversal is in. This allows <text:span text:style-name="code">reversal</text:span> <text:span text:style-name="code">id</text:span>s to be scoped within a particular index.</text:p>
      <text:p text:style-name="AttribDesc"><text:span text:style-name="T3">ref</text:span><text:tab/>[Required, <text:span text:style-name="code">string</text:span>] Corresponds to the <text:span text:style-name="code">id</text:span> of a particular <text:span text:style-name="code">reversal</text:span> in the same reversal index.</text:p>
      <text:h text:style-name="Heading_20_3" text:outline-level="3">example</text:h>
      <text:p text:style-name="Standard">An example gives an example sentence or phrase in the language and glosses in of that example in other languages.</text:p>
      <text:h text:style-name="Heading_20_4" text:outline-level="4">Inheritance</text:h>
      <text:p text:style-name="AttribDesc"><text:span text:style-name="T3">extensible</text:span><text:tab/>Adds <text:span text:style-name="code">date</text:span>, <text:span text:style-name="code">field</text:span> and <text:span text:style-name="code">trait</text:span> elements to the content for extensibility.</text:p>
      <text:p text:style-name="AttribDesc"><text:span text:style-name="T3">multitext</text:span><text:tab/>Stores the content of the example in the main language of the dictionary.</text:p>
      <text:h text:style-name="Heading_20_4" text:outline-level="4">Attributes</text:h>
      <text:p text:style-name="AttribDesc"><text:span text:style-name="T3">source</text:span><text:tab/>[Optional, <text:span text:style-name="code">string</text:span>] String reference by which another application may refer to this example or is a reference into another database of texts, for example.</text:p>
      <text:h text:style-name="Heading_20_4" text:outline-level="4">Content</text:h>
      <text:p text:style-name="AttribDesc"><text:span text:style-name="T3">trans</text:span><text:tab/>[Required, Multiple, <text:span text:style-name="code">multitext</text:span>] Gives translations of the example into difference languages. The <text:span text:style-name="code">lang</text:span> attribute is required.</text:p>
      <text:h text:style-name="Heading_20_3" text:outline-level="3">relation</text:h>
      <text:p text:style-name="Standard">This element is used for lexical relations. The modern understanding of a lexical relation is that it is not owned by any of the senses to which it refers. Instead it is a bidirectional relationship between two sets of senses. For the most part such relations are 1:1 or n:1 (or 1:n depending on how you look at them). This means that for many models, including MDF, ownership of the 1: side of a relation is appropriate, if not strictly accurate. In addition the presence of a relation in a <text:span text:style-name="code">Sense</text:span> is a strong indication as to whether that relation should be published or not. Further, relations are included here for ease of implementation to facilitate single pass data conversion.</text:p>
      <text:h text:style-name="Heading_20_4" text:outline-level="4">Inheritance</text:h>
      <text:p text:style-name="AttribDesc"><text:span text:style-name="T3">extensible</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T3">relation</text:span><text:tab/>[Required, <text:span text:style-name="code">key</text:span>] Is the <text:span text:style-name="code">range-element</text:span> in the <text:span text:style-name="code">lexical</text:span> range of the particular lexical relation.</text:p>
      <text:p text:style-name="AttribDesc"><text:span text:style-name="T3">sense</text:span><text:tab/>[Required, <text:span text:style-name="code">refid</text:span>] This is the other end of the relation either a <text:span text:style-name="code">Sense</text:span> or an <text:span text:style-name="code">Entry</text:span>.</text:p>
      <text:p text:style-name="AttribDesc"><text:span text:style-name="T3">order</text:span><text:tab/>[Optional, <text:span text:style-name="code">int</text:span>] Gives the relative ordering of relations of a given type when a multiple relation is being described. For example a <text:span text:style-name="T1">component</text:span> relation maps to a sequence of <text:span text:style-name="code">Entry</text:span>s or <text:span text:style-name="code">Sense</text:span>s.</text:p>
      <text:p text:style-name="AttribDesc"><text:span text:style-name="T3">usage</text:span><text:tab/>[Optional, <text:span text:style-name="code">multitext</text:span>] Gives information on usage in a particular language. The <text:span text:style-name="code">lang</text:span> attribute is required.</text:p>
      <text:h text:style-name="Heading_20_3" text:outline-level="3">refentry</text:h>
      <text:p text:style-name="Standard">Used for referencing either an entry or a sense. This type is merely an attribute.</text:p>
      <text:h text:style-name="Heading_20_4" text:outline-level="4">Attributes</text:h>
      <text:p text:style-name="AttribDesc"><text:span text:style-name="T3">ref</text:span><text:tab/>[Required, <text:span text:style-name="code">refid</text:span>] Identifier of <text:span text:style-name="code">Entry</text:span> or <text:span text:style-name="code">Sense</text:span> referenced.</text:p>
      <text:h text:style-name="Heading_20_3" text:outline-level="3">variant</text:h>
      <text:p text:style-name="Standard"><text:span text:style-name="code">variant</text:span>s are used for all sorts of variation. They are used for free variation in phonemic or orthography, dialectal variants in phonetics, or almost any kind of constraint and combination of constraints one can desire.</text:p>
      <text:h text:style-name="Heading_20_4" text:outline-level="4">Inheritance</text:h>
      <text:p text:style-name="AttribDesc"><text:span text:style-name="T3">extensible</text:span><text:tab/>Adds <text:span text:style-name="code">date</text:span>, <text:span text:style-name="code">field</text:span> and <text:span text:style-name="code">trait</text:span> elements to the content for extensibility.</text:p>
      <text:p text:style-name="AttribDesc"><text:span text:style-name="T3">multitext</text:span><text:tab/>Gives the variation to the main lexical form.</text:p>
      <text:h text:style-name="Heading_20_4" text:outline-level="4">Content</text:h>
      <text:p text:style-name="AttribDesc"><text:span text:style-name="T3">ph</text:span><text:tab/>[Optional, Multiple, <text:span text:style-name="code">phonetic</text:span>] <text:s/>Holds the phonetic variant whether it is that this is a variation in phonetics only or that the phonetic variation arises because of an orthographiic or phonemic variation.</text:p>
      <text:p text:style-name="AttribDesc"><text:span text:style-name="T3">relation</text:span><text:tab/>[Optional, Multiple, <text:span text:style-name="code">relation</text:span>] Some variants have a lexical relationship with other senses or entries in the lexicon. For example a paradigm variant may have a component relation with a root and suffix in the lexicon.</text:p>
      <text:p text:style-name="AttribDesc"><text:span text:style-name="T3">trait</text:span><text:tab/>[Optional, Multiple, <text:span text:style-name="code">flag</text:span>] Gives the various constraints and attributes on the variant. Thus any combination of constraints may be modelled.</text:p>
      <text:h text:style-name="Heading_20_3" text:outline-level="3">Sense</text:h>
      <text:p text:style-name="Standard">An <text:span text:style-name="code">Entry</text:span> is made up of a number of senses. Each sense corresponds to a part of speech. While a Sense may have multiple parts of speech this is only for situations where the language can have an identical sense with multiple parts of speech (e.g. stative verbs which are verbs and adjectives at the same time<text:note text:id="ftn4" text:note-class="footnote"><text:note-citation>1</text:note-citation><text:note-body><text:p text:style-name="Footnote">Is that true. Some linguist help with a better example please</text:p></text:note-body></text:note>).</text:p>
      <text:h text:style-name="Heading_20_4" text:outline-level="4">Inheritance</text:h>
      <text:p text:style-name="AttribDesc"><text:span text:style-name="T3">extensible</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T3">id</text:span><text:tab/>[Required, <text:span text:style-name="code">refid</text:span>] This gives an identifier for this <text:span text:style-name="code">Sense</text:span> so that things can refer to it. The <text:span text:style-name="code">id</text:span> is unique across all <text:span text:style-name="code">Sense</text:span>s in the lexicon and all <text:span text:style-name="code">Entry</text:span>s as well.</text:p>
      <text:p text:style-name="AttribDesc"><text:span text:style-name="T3">order</text:span><text:tab/>[Optional/Required, <text:span text:style-name="code">int</text:span>] A number that is used to give the relative order of senses within an entry. The <text:span text:style-name="code">order</text:span> attribute is required if there is more than one <text:span text:style-name="code">Sense</text:span> in an <text:span text:style-name="code">Entry</text:span>.</text:p>
      <text:h text:style-name="Heading_20_4" text:outline-level="4">Content</text:h>
      <text:p text:style-name="AttribDesc"><text:span text:style-name="T3">grammi</text:span><text:tab/>[Optional, Multiple, <text:span text:style-name="code">grammi</text:span>] Grammatical information.</text:p>
      <text:p text:style-name="AttribDesc"><text:span text:style-name="T3">gloss</text:span><text:tab/>[Optional, Multiple, <text:span text:style-name="code">multitext</text:span>] Each <text:span text:style-name="code">gloss</text:span> element is considered as a single independent semantic unit. Thus where multiple forms of the same semantic unit gloss are required, for example for different scripts of the same language, then a single <text:span text:style-name="code">gloss</text:span> element should be used and different <text:span text:style-name="code">form</text:span>s within that. The <text:span text:style-name="code">lang</text:span> attribute is required.</text:p>
      <text:p text:style-name="AttribDesc"><text:span text:style-name="T3">def</text:span><text:tab/>[Optional, Multiple, <text:span text:style-name="code">gloss</text:span>] Each <text:span text:style-name="code">def</text:span> is a full definition in a particular language as per glosses. The <text:span text:style-name="code">lang</text:span> attribute is required.</text:p>
      <text:p text:style-name="AttribDesc"><text:span text:style-name="T3">relation</text:span><text:tab/>[Optional, Multiple, <text:span text:style-name="code">relation</text:span>] While a lexical relation isn't strictly owned by a sense it is a good place to hold it.</text:p>
      <text:p text:style-name="AttribDesc"><text:span text:style-name="T3">etymology</text:span><text:tab/>[Optional, Multiple, <text:span text:style-name="code">etymology</text:span>] Differs from a lexical relation in that it has no referant in the lexicon. The other word is outside the language.</text:p>
      <text:p text:style-name="AttribDesc"><text:span text:style-name="T3">note</text:span><text:tab/>[Optional, Multiple, <text:span text:style-name="code">note</text:span>] There are lots of different types of notes.</text:p>
      <text:p text:style-name="AttribDesc"><text:span text:style-name="T3">example</text:span><text:tab/>[Optional, Multiple, <text:span text:style-name="code">example</text:span>] Examples may be used for different target audiences.</text:p>
      <text:p text:style-name="AttribDesc"><text:span text:style-name="T3">reverse</text:span><text:tab/>[Optional, Multiple, <text:span text:style-name="code">reversal</text:span>] There may be different reversal indexes.</text:p>
      <text:p text:style-name="AttribDesc"><text:span text:style-name="T3">reverseRef</text:span><text:tab/>[Optional, Multiple, <text:span text:style-name="code">reversalRef</text:span>] Gives a reference to a <text:span text:style-name="code">reversal</text:span> in another <text:span text:style-name="code">Entry</text:span> or <text:span text:style-name="code">Sense</text:span>.</text:p>
      <text:p text:style-name="AttribDesc"><text:span text:style-name="T3">picture</text:span><text:tab/>[Optional, Multiple, <text:s/><text:span text:style-name="code">URLref</text:span>] The picture doesn't have to be static.</text:p>
      <text:p text:style-name="AttribDesc"><text:span text:style-name="T3">subsense</text:span><text:tab/>[Optional, Multiple, <text:span text:style-name="code">Sense</text:span>] Sense can form a hierarchy.</text:p>
      <text:p text:style-name="AttribDesc"><text:span text:style-name="T3">subentry</text:span><text:tab/>[Optional, Multiple, <text:span text:style-name="code">refentry</text:span>] Subentries are listed by reference only where they occur within their parent. This allows for control over the order of subentries.</text:p>
      <text:h text:style-name="Heading_20_3" text:outline-level="3">Entry</text:h>
      <text:p text:style-name="Standard">This is the core of a lexicon. A Lexicon is made up of a set of Entries. Notice that the entry is not the lexeme. The lexical form is simply an attribute of the entry not the entry an attribute of the lexical form. This allows for a richer entry description.</text:p>
      <text:h text:style-name="Heading_20_4" text:outline-level="4">Inheritance</text:h>
      <text:p text:style-name="AttribDesc"><text:span text:style-name="T3">extensible</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T3">id</text:span><text:tab/>[Required, <text:span text:style-name="code">refid</text:span>] This gives a unique identifier to this Entry. Notice that this is unique across all <text:span text:style-name="code">Entry</text:span>s and all <text:span text:style-name="code">Sense</text:span>s. For simple single sense entries, one approach is to use the lexical form as the <text:span text:style-name="code">id</text:span> for the <text:span text:style-name="code">Entry</text:span> and to use the lexical form with a following <text:span text:style-name="code">_</text:span> for the <text:span text:style-name="code">id</text:span> of the <text:span text:style-name="code">Sense</text:span>. See the Examples section for examples of this approach.</text:p>
      <text:p text:style-name="AttribDesc"><text:span text:style-name="T3">order</text:span><text:tab/>[Optional, <text:span text:style-name="code">int</text:span>] This is the homonym or homograph number.</text:p>
      <text:h text:style-name="Heading_20_4" text:outline-level="4">Content</text:h>
      <text:p text:style-name="AttribDesc"><text:span text:style-name="T3">lex</text:span><text:tab/>[Required, <text:span text:style-name="code">multitext</text:span>] The lexical form is the primary lexical form as is found as the primary lexical form in the source data models for this standard.</text:p>
      <text:p text:style-name="AttribDesc"><text:span text:style-name="T3">citation</text:span><text:tab/>[Optional, <text:span text:style-name="code">multitext</text:span>] This is the form that is to be printed in the dictionary.</text:p>
      <text:p text:style-name="AttribDesc"><text:span text:style-name="T3">subentry</text:span><text:tab/>[Optional, <text:span text:style-name="code">refid</text:span>] Subentry references may be stored in the main <text:span text:style-name="code">Entry</text:span> rather than in a particular <text:span text:style-name="code">Sense</text:span>. This gives a mechanism for subentry hierarchies.</text:p>
      <text:p text:style-name="AttribDesc"><text:span text:style-name="T3">ph</text:span><text:tab/>[Optional, Multiple, <text:span text:style-name="code">phonetic</text:span>] There can be multiple phonetic forms of an entry. Their presence implies free variation.</text:p>
      <text:p text:style-name="AttribDesc"><text:span text:style-name="T3">allomorph</text:span><text:tab/>[Optional, Multiple, <text:span text:style-name="code">allomorph</text:span>] Any allomorphs.</text:p>
      <text:p text:style-name="AttribDesc"><text:span text:style-name="T3">var</text:span><text:tab/>[Optional, Multiple, <text:span text:style-name="code">variant</text:span>] Any constrained variants or free orthographic variants.</text:p>
      <text:p text:style-name="AttribDesc"><text:span text:style-name="T3">sense</text:span><text:tab/>[Optional, Multiple, <text:span text:style-name="code">Sense</text:span>] This is where the definition goes. A <text:span text:style-name="code">sense</text:span> is not required allowing for word forms which only have relationships with other particular senses and entries but otherwise are not part of the dictionary.</text:p>
      <text:p text:style-name="AttribDesc"><text:span text:style-name="T3">note</text:span><text:tab/>[Optional, Multiple, <text:span text:style-name="code">note</text:span>] The more notes you keep the better.</text:p>
      <text:p text:style-name="AttribDesc"><text:span text:style-name="T3">relation</text:span><text:tab/>[Optional, Multiple, <text:span text:style-name="code">relation</text:span>] Gives a lexical relationship between this entry and another <text:span text:style-name="code">Entry</text:span> or <text:span text:style-name="code">Sense</text:span>.</text:p>
      <text:h text:style-name="Heading_20_3" text:outline-level="3">field-defn</text:h>
      <text:p text:style-name="Standard">A field definition gives information about a particular field type that may be used by an application to add information not part of the LIFT standard.</text:p>
      <text:h text:style-name="Heading_20_4" text:outline-level="4">Attributes</text:h>
      <text:p text:style-name="AttribDesc"><text:span text:style-name="T3">tag</text:span><text:tab/>[Required, <text:span text:style-name="code">key</text:span>] This key corresponds to the <text:span text:style-name="code">tag</text:span> attribute found in all <text:span text:style-name="code">field</text:span>s for which this is the definition.</text:p>
      <text:h text:style-name="Heading_20_4" text:outline-level="4">Content</text:h>
      <text:p text:style-name="AttribDesc"><text:span text:style-name="T3">description</text:span><text:tab/>[Optional, Multiple, <text:span text:style-name="code">multitext</text:span>] Holds a multilingual description of this particular field. The <text:span text:style-name="code">lang</text:span> attribute is required.</text:p>
      <text:h text:style-name="Heading_20_3" text:outline-level="3">field-defns</text:h>
      <text:p text:style-name="Standard">This is a simple list of <text:span text:style-name="code">field-defn</text:span>.</text:p>
      <text:h text:style-name="Heading_20_4" text:outline-level="4">Content</text:h>
      <text:p text:style-name="AttribDesc"><text:span text:style-name="T3">field</text:span><text:tab/>[Optional, Multiple, <text:span text:style-name="code">field-defn</text:span>] The field definitions for all the field types used in this document.</text:p>
      <text:h text:style-name="Heading_20_3" text:outline-level="3">range-ref</text:h>
      <text:p text:style-name="Standard">This contains information about where to find a linked <text:span text:style-name="code">range</text:span> definition.</text:p>
      <text:h text:style-name="Heading_20_4" text:outline-level="4">Attributes</text:h>
      <text:p text:style-name="AttribDesc"><text:span text:style-name="T3">id</text:span><text:tab/>[Required, <text:span text:style-name="code">key</text:span>] The type of the <text:span text:style-name="code">range</text:span> that is referenced.</text:p>
      <text:p text:style-name="AttribDesc"><text:span text:style-name="T3">url</text:span><text:tab/>[Required, <text:span text:style-name="code">URL</text:span>] The URL of the file containing the definition of the referenced <text:span text:style-name="code">range</text:span>.</text:p>
      <text:p text:style-name="AttribDesc"><text:span text:style-name="T3">guid</text:span><text:tab/>[Optional, <text:span text:style-name="code">string</text:span>] This gives a unique identifier of the particular <text:span text:style-name="code">range</text:span> being referenced. If no <text:span text:style-name="code">guid</text:span> is given then the <text:span text:style-name="code">id</text:span> attribute is used to reference a particular <text:span text:style-name="code">range</text:span> definition in the referenced file.</text:p>
      <text:h text:style-name="Heading_20_3" text:outline-level="3">ranges</text:h>
      <text:p text:style-name="Standard">This is an array of <text:span text:style-name="code">range-ref</text:span>s.</text:p>
      <text:h text:style-name="Heading_20_4" text:outline-level="4">Content</text:h>
      <text:p text:style-name="AttribDesc"><text:span text:style-name="T3">range</text:span><text:tab/>[Optional, Multiple, <text:span text:style-name="code">range-ref</text:span>] Gives information about where to find the definition of an associated <text:span text:style-name="code">range</text:span>.</text:p>
      <text:h text:style-name="Heading_20_3" text:outline-level="3">header</text:h>
      <text:p text:style-name="Standard">This holds the header information for a LIFT file including <text:span text:style-name="code">range-ref</text:span> information and added <text:span text:style-name="code">field-defns</text:span> along with any <text:span text:style-name="code">style-defns</text:span>.</text:p>
      <text:h text:style-name="Heading_20_4" text:outline-level="4">Content</text:h>
      <text:p text:style-name="Standard">The content of a <text:span text:style-name="code">header</text:span> is the definitions and extensions of the various <text:span text:style-name="code">ranges</text:span>, <text:span text:style-name="code">fields</text:span>, <text:span text:style-name="code">sdomains</text:span>, <text:span text:style-name="code">styles</text:span> used by the lexicon. In addition, other files may be referenced from which <text:span text:style-name="code">header</text:span> information will be included. Given that information is additive and no deletion is possible, the only concern is if there is a clash over a definition, for example there are two descriptions in English for a particular <text:span text:style-name="code">range-element</text:span>. The precise result is application specific.</text:p>
      <text:p text:style-name="AttribDesc"><text:span text:style-name="T3">ranges</text:span><text:tab/>[Optional, <text:span text:style-name="code">ranges</text:span>] <text:s/>Contains all the <text:span text:style-name="code">range-ref</text:span> information.</text:p>
      <text:p text:style-name="AttribDesc"><text:span text:style-name="T3">fields</text:span><text:tab/>[Optional, <text:span text:style-name="code">field-defns</text:span>] Contains definitions for all the <text:span text:style-name="code">field</text:span> types used in the document.</text:p>
      <text:h text:style-name="Heading_20_3" text:outline-level="3">lift</text:h>
      <text:p text:style-name="Standard">This is the root node of the document and contains a header and all the entries in the database.</text:p>
      <text:h text:style-name="Heading_20_4" text:outline-level="4">Attributes</text:h>
      <text:p text:style-name="AttribDesc"><text:span text:style-name="T3">lang<text:tab/></text:span>[Required, <text:span text:style-name="code">lang</text:span>] Gives the default language tag for all multitext items in the lexicon.</text:p>
      <text:p text:style-name="AttribDesc"><text:span text:style-name="T3">version</text:span><text:tab/>[Optional] Specifies the lift language version number. This gives an indication of the minimum language version required to fully support this file. The default value is 1.0. Minor version increases imply language changes that merely add to the existing content model. Major version changes imply a change of semantics, probably due to deprecation, such that a file of an earlier major version may lose data if loaded into an application only concerned with supporting the new major version.</text:p>
      <text:h text:style-name="Heading_20_4" text:outline-level="4">Content</text:h>
      <text:p text:style-name="AttribDesc"><text:span text:style-name="T3">header</text:span><text:tab/>[Optional, <text:span text:style-name="code">header</text:span>] Contains the header information for the database</text:p>
      <text:p text:style-name="AttribDesc"><text:span text:style-name="T3">entry</text:span><text:tab/>[Optional, Multiple, <text:span text:style-name="code">Entry</text:span>] Each of the entries in the lexicon. No order is implied.</text:p>
      <text:h text:style-name="Heading_20_1" text:outline-level="1">UML Diagrams</text:h>
      <text:p text:style-name="Standard">The following diagrams show the inter-relationships between the elements in the standard.</text:p>
      <text:p text:style-name="Heading_20_2">Base Elements</text:p>
      <text:p text:style-name="Standard"><draw:frame draw:style-name="fr1" draw:name="graphics1" text:anchor-type="paragraph" svg:width="5.8701in" style:rel-width="100%" svg:height="6.3193in" style:rel-height="64%" draw:z-index="0"><draw:image xlink:href="../base_class.png" xlink:type="simple" xlink:show="embed" xlink:actuate="onLoad"/></draw:frame></text:p>
      <text:p text:style-name="Heading_20_2">Entry Elements</text:p>
      <text:p text:style-name="P9"><draw:frame draw:style-name="fr2" draw:name="graphics3" text:anchor-type="paragraph" svg:x="0in" svg:y="0.1in" svg:width="5.8701in" style:rel-width="100%" svg:height="4.4429in" style:rel-height="45%" draw:z-index="2"><draw:image xlink:href="../entry%20class.png" xlink:type="simple" xlink:show="embed" xlink:actuate="onLoad"/></draw:frame></text:p>
      <text:p text:style-name="Heading_20_2">Header Elements</text:p>
      <text:p text:style-name="Standard"><draw:frame draw:style-name="fr3" draw:name="graphics2" text:anchor-type="paragraph" svg:x="0.25in" svg:y="0.05in" svg:width="3.9335in" style:rel-width="67%" svg:height="3.5543in" style:rel-height="36%" draw:z-index="1"><draw:image xlink:href="../header%20class.png" xlink:type="simple" xlink:show="embed" xlink:actuate="onLoad"/></draw:frame></text:p>
      <text:h text:style-name="Heading_20_1" text:outline-level="1">Lift Ranges</text:h>
      <text:p text:style-name="Heading_20_2">Elements</text:p>
      <text:h text:style-name="Heading_20_3" text:outline-level="3">range-element</text:h>
      <text:p text:style-name="Standard">A <text:span text:style-name="code">range-element</text:span> is the description of a particular range element found in a particular <text:span text:style-name="code">range</text:span>.</text:p>
      <text:h text:style-name="Heading_20_4" text:outline-level="4">Attributes</text:h>
      <text:p text:style-name="AttribDesc"><text:span text:style-name="T3">id</text:span><text:tab/>[Required, <text:span text:style-name="code">key</text:span>] This is the identifying key for this particular element. <text:span text:style-name="code">range-element</text:span> keys only need to be unique within the one parent <text:span text:style-name="code">range</text:span>.</text:p>
      <text:p text:style-name="AttribDesc"><text:span text:style-name="T3">parent</text:span><text:tab/>[Optional, <text:span text:style-name="code">key</text:span>] Refers to another <text:span text:style-name="code">range-element</text:span> that constitutes a parent in a range hierarchy. This is used for example for semantic domain hierarchies.</text:p>
      <text:p text:style-name="AttribDesc"><text:span text:style-name="T3">guid</text:span><text:tab/>[Optional, <text:span text:style-name="code">string</text:span>] Allows a particular <text:span text:style-name="code">range-element</text:span> to be uniquely identified, particularly across versions of a file.</text:p>
      <text:h text:style-name="Heading_20_4" text:outline-level="4">Content</text:h>
      <text:p text:style-name="AttribDesc"><text:span text:style-name="T3">description</text:span><text:tab/>[Optional, Multiple, <text:span text:style-name="code">multitext</text:span>] Holds the description of the element. The <text:span text:style-name="code">lang</text:span> attribute is required.</text:p>
      <text:p text:style-name="AttribDesc"><text:span text:style-name="T3">label</text:span><text:tab/>[Optional, Multiple, <text:span text:style-name="code">multitext</text:span>] Holds a caption for the element, typically used in user interfaces when a choice of range values is presented. The <text:span text:style-name="code">lang</text:span> attribute is required.</text:p>
      <text:p text:style-name="AttribDesc"><text:span text:style-name="T3">abbrev</text:span><text:tab/>[Optional, Multiple, <text:span text:style-name="code">multitext</text:span>] Gives an optional abbreviation for this <text:span text:style-name="code">range-element</text:span> in other languages for GUI purposes. The <text:span text:style-name="code">lang</text:span> attribute is required.</text:p>
      <text:h text:style-name="Heading_20_3" text:outline-level="3">range</text:h>
      <text:p text:style-name="Standard">A <text:span text:style-name="code">range</text:span> is a set of <text:span text:style-name="code">range-elements</text:span> and is used to identify both the group of <text:span text:style-name="code">range-elements</text:span> but also to some extent their type.</text:p>
      <text:h text:style-name="Heading_20_4" text:outline-level="4">Attributes</text:h>
      <text:p text:style-name="AttribDesc"><text:span text:style-name="T3">id</text:span><text:tab/>[Required, <text:span text:style-name="code">key</text:span>] This is the identifying key for this particular <text:span text:style-name="code">range-set</text:span> and is used, for example in the <text:span text:style-name="code">range</text:span> attribute of a <text:span text:style-name="code">flag</text:span>. A <text:span text:style-name="code">range</text:span> <text:span text:style-name="code">id</text:span> attribute is unique only among the set of <text:span text:style-name="code">range</text:span>s used in the document.</text:p>
      <text:p text:style-name="AttribDesc"><text:span text:style-name="T3">guid</text:span><text:tab/>[Optional, <text:span text:style-name="code">string</text:span>] Allows a particular <text:span text:style-name="code">range</text:span> to be uniquely identified, particularly when referenced from a lexicon.</text:p>
      <text:h text:style-name="Heading_20_4" text:outline-level="4">Content</text:h>
      <text:p text:style-name="AttribDesc"><text:span text:style-name="T3">description</text:span><text:tab/>[Optional, <text:span text:style-name="code">multitext</text:span>] Used to give a multilingual description of the <text:span text:style-name="code">range</text:span>. The <text:span text:style-name="code">lang</text:span> attribute is required.</text:p>
      <text:p text:style-name="AttribDesc"><text:span text:style-name="T3">range</text:span><text:tab/>[Required, Multiple, <text:span text:style-name="code">range-element</text:span>] This is the list of <text:span text:style-name="code">range-element</text:span>s that make up this <text:span text:style-name="code">range</text:span>. This list is unordered.</text:p>
      <text:p text:style-name="AttribDesc"><text:span text:style-name="T3">label</text:span><text:tab/>[Optional, Multiple, <text:span text:style-name="code">multitext</text:span>] Gives a multilingual label to this <text:span text:style-name="code">range-set</text:span> for GUI purposes. The <text:span text:style-name="code">lang</text:span> attribute is required.</text:p>
      <text:p text:style-name="AttribDesc"><text:span text:style-name="T3">abbrev</text:span><text:tab/>[Optional, Multiple, <text:span text:style-name="code">multitext</text:span>] Gives an abbreviation for this <text:span text:style-name="code">range-set</text:span> in multiple languages, for GUI purposes. The <text:span text:style-name="code">lang</text:span> attribute is required.</text:p>
      <text:h text:style-name="Heading_20_3" text:outline-level="3">lift-ranges</text:h>
      <text:p text:style-name="Standard">The root element of the Lift Ranges file type. </text:p>
      <text:h text:style-name="Heading_20_4" text:outline-level="4">Content</text:h>
      <text:p text:style-name="AttribDesc"><text:span text:style-name="T3">range</text:span><text:tab/>[Required, Multiple, <text:span text:style-name="code">range</text:span>] A <text:span text:style-name="code">range</text:span> definition.</text:p>
      <text:p text:style-name="Heading_20_2">UML Diagram</text:p>
      <text:p text:style-name="Standard"><draw:frame draw:style-name="fr1" draw:name="graphics4" text:anchor-type="paragraph" svg:width="4.6457in" svg:height="3.5209in" draw:z-index="3"><draw:image xlink:href="../RangeSets%20class.png" xlink:type="simple" xlink:show="embed" xlink:actuate="onLoad"/></draw:frame></text:p>
      <text:h text:style-name="Heading_20_1" text:outline-level="1">Ranges</text:h>
      <text:p text:style-name="Standard">Ranges are a powerful way to add normalising information to a lexicon. Rather than repeating information at every occurrence of its use it can be shared by storing the information against a key in a particular dictionary. If one considers the key to be a <text:span text:style-name="code">range-element</text:span> and the dictionary to be a <text:span text:style-name="code">range</text:span> the mechanism used in LIFT is precisely that.</text:p>
      <text:p text:style-name="Standard">By making the actual range sets optional in a LIFT file we obviously allow the existence of far from complete data sets. Therefore we introduce the concept of a normalised and non-normalised LIFT file. In effect a non-normalised form of a data set may be a transitional step between a legacy data set and an archive quality file. Providing such a form allows for much simpler implementation and the ability to create more generalised tools to improve the quality of data.</text:p>
      <text:p text:style-name="Standard">In this section we look at the set of range sets that are defined as part of LIFT. Notice that all range sets can be extended for a particular lexicon or group of lexicons.</text:p>
      <text:p text:style-name="Heading_20_2">dialect</text:p>
      <text:p text:style-name="Standard">While LIFT makes no required reference to a <text:span text:style-name="code">dialect</text:span> range set, it is an important concept particularly in <text:span text:style-name="code">variant</text:span>s. Because LIFT has no idea which dialects a lexicon may want to refer to, the range set is left empty. Each lexicon should add the dialects it refers to, to it.</text:p>
      <text:p text:style-name="Heading_20_2">etymology</text:p>
      <text:p text:style-name="Standard">This range set lists all the etymological relations needed.</text:p>
      <text:h text:style-name="Heading_20_3" text:outline-level="3">Elements</text:h>
      <text:p text:style-name="AttribDesc"><text:span text:style-name="T3">borrowed</text:span><text:tab/>The word is borrowed from another language</text:p>
      <text:p text:style-name="AttribDesc"><text:span text:style-name="T3">proto</text:span><text:tab/>The proto form of the word in another language</text:p>
      <text:p text:style-name="Heading_20_2">grammi</text:p>
      <text:p text:style-name="Standard">This range-set contains a standard set of grammatical information identifiers.</text:p>
      <text:p text:style-name="Heading_20_2">lexical</text:p>
      <text:p text:style-name="Standard">This set lists various lexical relations. Users may add others that they need.</text:p>
      <text:h text:style-name="Heading_20_3" text:outline-level="3">Elements</text:h>
      <text:p text:style-name="AttribDesc"><text:span text:style-name="T3">ref</text:span><text:tab/>General cross reference.</text:p>
      <text:p text:style-name="AttribDesc"><text:span text:style-name="T3">main</text:span><text:tab/>Reference to a main entry from a minor entry.</text:p>
      <text:p text:style-name="AttribDesc"><text:span text:style-name="T3">isa</text:span><text:tab/>The gen-spec relation where the special relates to the general.</text:p>
      <text:p text:style-name="AttribDesc"><text:span text:style-name="T3">kindof</text:span> <text:tab/>The kind-of relation in which the <text:span text:style-name="code">Sense</text:span> is a kind of another sense.</text:p>
      <text:p text:style-name="AttribDesc"><text:span text:style-name="T3">actor</text:span><text:tab/>The actor of this verb</text:p>
      <text:p text:style-name="AttribDesc"><text:span text:style-name="T3">undergoer</text:span><text:tab/>The undergoer of this verb</text:p>
      <text:p text:style-name="AttribDesc"><text:span text:style-name="T3">component</text:span><text:tab/>This word is grammatically built from these components.</text:p>
      <text:p text:style-name="Heading_20_2">note-type</text:p>
      <text:p text:style-name="Standard">This lists all the different note types that are in the various standards</text:p>
      <text:h text:style-name="Heading_20_3" text:outline-level="3">Elements</text:h>
      <text:p text:style-name="AttribDesc"><text:span text:style-name="T3">anthropology</text:span><text:tab/>Gives anthropological information.</text:p>
      <text:p text:style-name="AttribDesc"><text:span text:style-name="T3">biblography</text:span><text:tab/>Biblographic information.</text:p>
      <text:p text:style-name="AttribDesc"><text:span text:style-name="T3">comment</text:span><text:tab/>This note is an arbitrary comment not for publication</text:p>
      <text:p text:style-name="AttribDesc"><text:span text:style-name="T3">discourse</text:span><text:tab/>Gives discourse information about a sense.</text:p>
      <text:p text:style-name="AttribDesc"><text:span text:style-name="T3">encyclopedic</text:span><text:tab/><text:tab/>This note gives encyclopedic information.</text:p>
      <text:p text:style-name="AttribDesc"><text:span text:style-name="T3">general</text:span><text:tab/>General notes that do not fall in another clear category</text:p>
      <text:p text:style-name="AttribDesc"><text:span text:style-name="T3">grammar</text:span><text:tab/>Gives grammatical information about a word.</text:p>
      <text:p text:style-name="AttribDesc"><text:span text:style-name="T3">phonology</text:span><text:tab/>Gives phonological information about a word.</text:p>
      <text:p text:style-name="AttribDesc"><text:span text:style-name="T3">questions</text:span><text:tab/>Contains questions yet to be answered</text:p>
      <text:p text:style-name="AttribDesc"><text:span text:style-name="T3">restrictions</text:span><text:tab/>Gives information on the restriction of usage of a word.</text:p>
      <text:p text:style-name="AttribDesc"><text:span text:style-name="T3">scientific_name</text:span><text:tab/>Gives the scientific name of a sense</text:p>
      <text:p text:style-name="AttribDesc"><text:span text:style-name="T3">sociolinguistics</text:span><text:tab/>Gives sociolinguistic information about a sense.</text:p>
      <text:p text:style-name="AttribDesc"><text:span text:style-name="T3">source</text:span><text:tab/>Contains information on sources</text:p>
      <text:p text:style-name="AttribDesc"><text:span text:style-name="T3">usage</text:span><text:tab/>Gives information on usage</text:p>
      <text:p text:style-name="Heading_20_2">paradigm</text:p>
      <text:p text:style-name="Standard">LIFT makes no explicit reference to the <text:span text:style-name="code">paradigm</text:span> range-set, but it is an important enough concept as to be centrally named.</text:p>
      <text:h text:style-name="Heading_20_3" text:outline-level="3">Elements</text:h>
      <text:p text:style-name="AttribDesc"><text:span text:style-name="T3">1d</text:span><text:tab/>1<text:span text:style-name="T4">st</text:span> dual</text:p>
      <text:p text:style-name="AttribDesc"><text:span text:style-name="T3">1e</text:span><text:tab/>1<text:span text:style-name="T4">st</text:span> exclusive</text:p>
      <text:p text:style-name="AttribDesc"><text:span text:style-name="T3">1i</text:span><text:tab/>1<text:span text:style-name="T4">st</text:span> inclusive</text:p>
      <text:p text:style-name="AttribDesc"><text:span text:style-name="T3">1p</text:span><text:tab/>1<text:span text:style-name="T4">st</text:span> person plural</text:p>
      <text:p text:style-name="AttribDesc"><text:span text:style-name="T3">1s</text:span><text:tab/>1<text:span text:style-name="T4">st</text:span> person singular</text:p>
      <text:p text:style-name="AttribDesc"><text:span text:style-name="T3">2d</text:span><text:tab/>2<text:span text:style-name="T4">nd</text:span> dual</text:p>
      <text:p text:style-name="AttribDesc"><text:span text:style-name="T3">2p</text:span><text:tab/>2<text:span text:style-name="T4">nd</text:span> plural</text:p>
      <text:p text:style-name="AttribDesc"><text:span text:style-name="T3">2s</text:span><text:tab/>2<text:span text:style-name="T4">nd</text:span> singular</text:p>
      <text:p text:style-name="AttribDesc"><text:span text:style-name="T3">3d</text:span><text:tab/>3<text:span text:style-name="T4">rd</text:span> dual</text:p>
      <text:p text:style-name="AttribDesc"><text:span text:style-name="T3">3p</text:span><text:tab/>3<text:span text:style-name="T4">rd</text:span> plural</text:p>
      <text:p text:style-name="AttribDesc"><text:span text:style-name="T3">3s</text:span><text:tab/>3<text:span text:style-name="T4">rd</text:span> singular</text:p>
      <text:p text:style-name="AttribDesc"><text:span text:style-name="T3">non-dual</text:span><text:tab/>non-human or inanimate dual</text:p>
      <text:p text:style-name="AttribDesc"><text:span text:style-name="T3">non-plural</text:span><text:tab/>non-human or inanimate plural</text:p>
      <text:p text:style-name="AttribDesc"><text:span text:style-name="T3">non-sing</text:span><text:tab/>non-human or inanimate singulare</text:p>
      <text:p text:style-name="AttribDesc"><text:span text:style-name="T3">plural</text:span><text:tab/>plural form</text:p>
      <text:p text:style-name="AttribDesc"><text:span text:style-name="T3">redup</text:span><text:tab/>reduplication form</text:p>
      <text:p text:style-name="AttribDesc"><text:span text:style-name="T3">sing</text:span><text:tab/>singular</text:p>
      <text:p text:style-name="Heading_20_2">reversal-type</text:p>
      <text:p text:style-name="Standard">While LIFT reserves the name of this range set, it is empty and should be added to either at the area/entity level or also for a particular project.</text:p>
      <text:p text:style-name="Heading_20_2">semantic_domain</text:p>
      <text:p text:style-name="Standard">This is the primary semantic domain range set. Other range sets may be used for specific semantic domain classifications.</text:p>
      <text:p text:style-name="Heading_20_2">status</text:p>
      <text:p text:style-name="Standard">Gives the status of a particular element, for example whether a certain check has been applied.</text:p>
      <text:p text:style-name="Heading_20_2">users</text:p>
      <text:p text:style-name="Standard">Gives a list of users as used by annotations.</text:p>
      <text:h text:style-name="Heading_20_1" text:outline-level="1">Examples</text:h>
      <text:p text:style-name="Standard">This section contains various examples, most of which use the MDF SFM schema, and how they would be stored in LIFT.</text:p>
      <text:p text:style-name="Heading_20_2">Simple Records</text:p>
      <table:table table:name="Table1" table:style-name="Table1">
        <table:table-column table:style-name="Table1.A"/>
        <table:table-column table:style-name="Table1.B"/>
        <table:table-header-rows>
          <table:table-row>
            <table:table-cell table:style-name="Table1.A1" office:value-type="string">
              <text:p text:style-name="Preformatted_20_Text">\lx srapa<text:note text:id="ftn5" text:note-class="footnote"><text:note-citation>1</text:note-citation><text:note-body><text:p text:style-name="Footnote">Making Dictionaries, p29</text:p></text:note-body></text:note></text:p>
              <text:p text:style-name="Preformatted_20_Text">\ps vt</text:p>
              <text:p text:style-name="Preformatted_20_Text">\ge slap</text:p>
              <text:p text:style-name="Preformatted_20_Text">\de slap with open hand</text:p>
              <text:p text:style-name="Preformatted_20_Text">\dt 27/Aug/91</text:p>
              <text:p text:style-name="Preformatted_20_Text"/>
              <text:p text:style-name="Preformatted_20_Text"/>
              <text:p text:style-name="Preformatted_20_Text"/>
              <text:p text:style-name="Standard"><text:span text:style-name="T5">srapa</text:span> <text:span text:style-name="T1">vt.</text:span> slap with open hand</text:p>
            </table:table-cell>
            <table:table-cell table:style-name="Table1.B1" office:value-type="string">
              <text:p text:style-name="Preformatted_20_Text">&lt;?xml version="1.0"?&gt;</text:p>
              <text:p text:style-name="Preformatted_20_Text">&lt;lift lang="zxx-Latn"&gt;<text:span text:style-name="comment"><text:tab/><text:tab/>unknown language, latin script</text:span></text:p>
              <text:p text:style-name="Preformatted_20_Text"><text:s text:c="2"/>&lt;entry id="srapa" dateModified=”1991-08-27”&gt;</text:p>
              <text:p text:style-name="Preformatted_20_Text"><text:s text:c="4"/>&lt;lex&gt;</text:p>
              <text:p text:style-name="Preformatted_20_Text"><text:s text:c="6"/>&lt;form lang=”zxx-Latn”&gt;srapa&lt;/form&gt;</text:p>
              <text:p text:style-name="Preformatted_20_Text"><text:s text:c="4"/>&lt;/lex&gt;</text:p>
              <text:p text:style-name="Preformatted_20_Text"><text:s text:c="4"/>&lt;sense id="srapa_"&gt;<text:tab/><text:tab/><text:span text:style-name="T6">id can't be the same as entry id</text:span></text:p>
              <text:p text:style-name="Preformatted_20_Text"><text:s text:c="6"/>&lt;grammi type="vt"/&gt;</text:p>
              <text:p text:style-name="Preformatted_20_Text"><text:s text:c="6"/>&lt;gloss lang="en"&gt;</text:p>
              <text:p text:style-name="Preformatted_20_Text"><text:s text:c="8"/>&lt;form&gt;slap&lt;/form&gt; <text:tab/><text:span text:style-name="comment">&lt;form&gt; is not needed here</text:span></text:p>
              <text:p text:style-name="Preformatted_20_Text"><text:s text:c="6"/>&lt;/gloss&gt;</text:p>
              <text:p text:style-name="Preformatted_20_Text"><text:s text:c="6"/>&lt;def lang="en"&gt; <text:s text:c="4"/><text:tab/><text:span text:style-name="comment">or here</text:span></text:p>
              <text:p text:style-name="Preformatted_20_Text"><text:s text:c="8"/>&lt;form&gt;slap with open hand&lt;/form&gt;</text:p>
              <text:p text:style-name="Preformatted_20_Text"><text:s text:c="6"/>&lt;/def&gt;</text:p>
              <text:p text:style-name="Preformatted_20_Text"><text:s text:c="4"/>&lt;/sense&gt;</text:p>
              <text:p text:style-name="Preformatted_20_Text"><text:s text:c="2"/>&lt;/entry&gt;</text:p>
              <text:p text:style-name="Preformatted_20_Text">&lt;/lift&gt;</text:p>
            </table:table-cell>
          </table:table-row>
        </table:table-header-rows>
      </table:table>
      <text:p text:style-name="Preformatted_20_Text"/>
      <table:table table:name="Table2" table:style-name="Table2">
        <table:table-column table:style-name="Table2.A"/>
        <table:table-column table:style-name="Table2.B"/>
        <table:table-header-rows>
          <table:table-row>
            <table:table-cell table:style-name="Table2.A1" office:value-type="string">
              <text:p text:style-name="Preformatted_20_Text">\lx abat<text:note text:id="ftn6" text:note-class="footnote"><text:note-citation>1</text:note-citation><text:note-body><text:p text:style-name="Footnote">Making Dictionaries, p59</text:p></text:note-body></text:note></text:p>
              <text:p text:style-name="Preformatted_20_Text">\ps n</text:p>
              <text:p text:style-name="Preformatted_20_Text">\ge grove</text:p>
              <text:p text:style-name="Preformatted_20_Text">\gn dusun</text:p>
              <text:p text:style-name="Preformatted_20_Text">\rf d2.077.03</text:p>
              <text:p text:style-name="Preformatted_20_Text">\xv Kbwai abatke ti ksweruk nurare.</text:p>
              <text:p text:style-name="Preformatted_20_Text">\xe I went to the coconut groves to clear the grass.</text:p>
              <text:p text:style-name="Preformatted_20_Text">\xn Saya pergi menyiangi dusun kelapa.</text:p>
              <text:p text:style-name="Preformatted_20_Text">\rf d4.079.16</text:p>
              <text:p text:style-name="Preformatted_20_Text">\xv Kbwa ti ktwan nurke o abatke.</text:p>
              <text:p text:style-name="Preformatted_20_Text">\xe I'm going to plant coconut trees in the grove.</text:p>
              <text:p text:style-name="Preformatted_20_Text">\xn Saya pergi tanam kelapa di dusun.</text:p>
              <text:p text:style-name="Preformatted_20_Text">\ee This is uc:not limited to coconut groves but is used for mangoes, etc.</text:p>
              <text:p text:style-name="Preformatted_20_Text">\sg abatke</text:p>
              <text:p text:style-name="Preformatted_20_Text">\dt 26/Feb/90</text:p>
              <text:p text:style-name="Preformatted_20_Text"/>
              <text:p text:style-name="Preformatted_20_Text"/>
              <text:p text:style-name="Preformatted_20_Text"/>
              <text:p text:style-name="Standard"><text:span text:style-name="T5">abat</text:span> <text:span text:style-name="T1">n.</text:span> grove; <text:span text:style-name="T1">dusun.</text:span> <text:span text:style-name="T7">Kbwai abatke ti ksweruk nurare.</text:span> I went to the coconut groves to clear the grass. <text:span text:style-name="T1">Saya pergi menyiangi dusun kelapa.</text:span> <text:span text:style-name="T7">Kbwa ti ktwan nurke o abatke.</text:span> I'm going to plant coconut trees in the grove. <text:span text:style-name="T1">Saya pergi tanam kelapa di dusun.</text:span> This is <text:span text:style-name="T8">not</text:span><text:span text:style-name="T9"> limited to coconut groves but is used for mangoes, etc. </text:span><text:span text:style-name="T10">Sg:</text:span><text:span text:style-name="T7">abatke.</text:span></text:p>
            </table:table-cell>
            <table:table-cell table:style-name="Table2.B1" office:value-type="string">
              <text:p text:style-name="Preformatted_20_Text">&lt;entry id="abat" dateModified="1990-02-26"&gt;</text:p>
              <text:p text:style-name="Preformatted_20_Text"><text:s text:c="2"/>&lt;lex lang=”zxx-Latn”&gt;abat&lt;/lex&gt;</text:p>
              <text:p text:style-name="Preformatted_20_Text"><text:s text:c="2"/>&lt;var&gt; <text:s text:c="23"/><text:tab/><text:span text:style-name="comment">This is a paradigm</text:span></text:p>
              <text:p text:style-name="Preformatted_20_Text"><text:s text:c="4"/>&lt;trait range="paradigm" value="sing"/&gt;</text:p>
              <text:p text:style-name="Preformatted_20_Text"><text:s text:c="4"/>&lt;form lang=”zxx-Latn”&gt;abatke&lt;/form&gt;</text:p>
              <text:p text:style-name="Preformatted_20_Text"><text:s text:c="2"/>&lt;/var&gt;</text:p>
              <text:p text:style-name="Preformatted_20_Text"><text:s text:c="2"/>&lt;sense id="abat_"&gt;</text:p>
              <text:p text:style-name="Preformatted_20_Text"><text:s text:c="4"/>&lt;grammi value="n"/&gt;</text:p>
              <text:p text:style-name="Preformatted_20_Text"><text:s text:c="4"/>&lt;gloss lang="en"&gt;grove&lt;/glass&gt;</text:p>
              <text:p text:style-name="Preformatted_20_Text"><text:s text:c="4"/>&lt;gloss lang="id"&gt;dusun&lt;/gloss&gt;</text:p>
              <text:p text:style-name="Preformatted_20_Text"><text:s text:c="4"/>&lt;example source="d2.077.03"&gt; <text:s/><text:span text:style-name="comment">&lt;form&gt; because other children</text:span></text:p>
              <text:p text:style-name="Preformatted_20_Text"><text:s text:c="6"/>&lt;form lang=”zxx-Latn”&gt;Kbwai abatke to ksweruk nurare.&lt;/form&gt;</text:p>
              <text:p text:style-name="Preformatted_20_Text"><text:s text:c="6"/>&lt;trans lang="en"&gt;</text:p>
              <text:p text:style-name="Preformatted_20_Text"><text:s text:c="8"/>I went to the coconut groves to clear the grass.</text:p>
              <text:p text:style-name="Preformatted_20_Text"><text:s text:c="6"/>&lt;/trans&gt;</text:p>
              <text:p text:style-name="Preformatted_20_Text"><text:s text:c="6"/>&lt;trans lang="id"&gt;</text:p>
              <text:p text:style-name="Preformatted_20_Text"><text:s text:c="8"/>Saya pergi menyiangi dusun kelapa.</text:p>
              <text:p text:style-name="Preformatted_20_Text"><text:s text:c="6"/>&lt;/trans&gt;</text:p>
              <text:p text:style-name="Preformatted_20_Text"><text:s text:c="4"/>&lt;/example&gt;</text:p>
              <text:p text:style-name="Preformatted_20_Text"><text:s text:c="4"/>&lt;example source="d4.079.16"&gt;</text:p>
              <text:p text:style-name="Preformatted_20_Text"><text:s text:c="6"/>&lt;form lang=”zxx-Latn”&gt;Kbwa ti ktwan nurke o abatke.&lt;/form&gt;</text:p>
              <text:p text:style-name="Preformatted_20_Text"><text:s text:c="6"/>&lt;trans lang="en"&gt;</text:p>
              <text:p text:style-name="Preformatted_20_Text"><text:s text:c="8"/>I'm going to plant coconut trees in the grove.</text:p>
              <text:p text:style-name="Preformatted_20_Text"><text:s text:c="6"/>&lt;/trans&gt;</text:p>
              <text:p text:style-name="Preformatted_20_Text"><text:s text:c="6"/>&lt;trans lang="id"&gt;</text:p>
              <text:p text:style-name="Preformatted_20_Text"><text:s text:c="8"/>Saya pergi tanam kelapa di dusun.</text:p>
              <text:p text:style-name="Preformatted_20_Text"><text:s text:c="6"/>&lt;/trans&gt;</text:p>
              <text:p text:style-name="Preformatted_20_Text"><text:s text:c="4"/>&lt;/example&gt;</text:p>
              <text:p text:style-name="Preformatted_20_Text"><text:s text:c="4"/>&lt;note lang="en"&gt;</text:p>
              <text:p text:style-name="Preformatted_20_Text"><text:s text:c="6"/>&lt;type range="note-type" value="encyclopedic"/&gt;</text:p>
              <text:p text:style-name="Preformatted_20_Text"><text:s text:c="6"/>&lt;form&gt;</text:p>
              <text:p text:style-name="Preformatted_20_Text"><text:s text:c="8"/>This is &lt;span style="text-decoration: underline"&gt;not&lt;/span&gt; limited to coconut groves but is used for mangoes, etc.</text:p>
              <text:p text:style-name="Preformatted_20_Text"><text:s text:c="6"/>&lt;/form&gt;</text:p>
              <text:p text:style-name="Preformatted_20_Text"><text:s text:c="4"/>&lt;/note&gt;</text:p>
              <text:p text:style-name="Preformatted_20_Text"><text:s text:c="2"/>&lt;/sense&gt;</text:p>
              <text:p text:style-name="Preformatted_20_Text">&lt;/entry&gt;</text:p>
            </table:table-cell>
          </table:table-row>
        </table:table-header-rows>
      </table:table>
      <text:p text:style-name="Preformatted_20_Text"/>
      <text:p text:style-name="Standard">This example shows a fairly full entry including two examples and an encyclopedic note. Notice the use of <text:span text:style-name="code">span</text:span> for handling the underlining. Notice also the use of <text:span text:style-name="code">variant</text:span> to represent a paradigm form, which makes it merely a variant constrained according to a paradigm form.</text:p>
      <text:p text:style-name="Heading_20_2">Subentries</text:p>
      <text:p text:style-name="Standard">There are at least three ways of storing subentry relationships between a main entry and its subentry:</text:p>
      <text:list text:style-name="L5">
        <text:list-item>
          <text:p text:style-name="P10">Store the subentry in the entry as a sub-element.</text:p>
        </text:list-item>
        <text:list-item>
          <text:p text:style-name="P10">Store a marker in the subentry referring back to the main entry under which this subentry occurs</text:p>
        </text:list-item>
        <text:list-item>
          <text:p text:style-name="P10">Store a marker in the main entry to the subentry at the point you want it output.</text:p>
        </text:list-item>
      </text:list>
      <text:p text:style-name="Standard">Of these, the approach taken in LIFT is to use the third. This is because it gives greatest control over the position and order of subentries.</text:p>
      <table:table table:name="Table3" table:style-name="Table3">
        <table:table-column table:style-name="Table3.A"/>
        <table:table-column table:style-name="Table3.B"/>
        <table:table-header-rows>
          <table:table-row>
            <table:table-cell table:style-name="Table3.A1" office:value-type="string">
              <text:p text:style-name="Preformatted_20_Text">\lx brush<text:note text:id="ftn7" text:note-class="footnote"><text:note-citation>1</text:note-citation><text:note-body><text:p text:style-name="Footnote">Making Dictionaries, p80</text:p></text:note-body></text:note></text:p>
              <text:p text:style-name="Preformatted_20_Text">\ps n</text:p>
              <text:p text:style-name="Preformatted_20_Text">\ge bristly_instrument</text:p>
              <text:p text:style-name="Preformatted_20_Text">\de bristly instrument used for cleaning, arranging or applying a liquid to something</text:p>
              <text:p text:style-name="Preformatted_20_Text">\se hairbrush</text:p>
              <text:p text:style-name="Preformatted_20_Text">\ps n</text:p>
              <text:p text:style-name="Preformatted_20_Text">\de kind of brush typically with stiff one inch long bristles loosely spaced arranged perpendicularly to the handle for rearranging hair</text:p>
              <text:p text:style-name="Preformatted_20_Text">\se paintbrush</text:p>
              <text:p text:style-name="Preformatted_20_Text">\ps n</text:p>
              <text:p text:style-name="Preformatted_20_Text">\de kind of brush of varying sizes and varying lengths and textures of bristles arranged as an extension of the handle used to apply paint and similar materials</text:p>
              <text:p text:style-name="Preformatted_20_Text"/>
              <text:p text:style-name="Preformatted_20_Text"/>
              <text:p text:style-name="Preformatted_20_Text"/>
              <text:p text:style-name="Standard"><text:span text:style-name="T5">brush</text:span> <text:span text:style-name="T1">n.</text:span> bristly instrument used for cleaning, arranging, or applying a liquid to something</text:p>
              <text:p text:style-name="P11"><text:span text:style-name="T5">hairbrush</text:span> <text:span text:style-name="T1">n.</text:span> kind of brush typically with stiff one inch long bristles loosely spaced arranged perpendicularly to the handle for rearranging hair.</text:p>
              <text:p text:style-name="P11"><text:span text:style-name="T5">paintbrush</text:span> <text:span text:style-name="T1">n.</text:span> kind of brush of varying sizes and varying lngths and textures of bristles arranged as an extension of the handle used to apply paint and similar materials.</text:p>
            </table:table-cell>
            <table:table-cell table:style-name="Table3.B1" office:value-type="string">
              <text:p text:style-name="Preformatted_20_Text">&lt;entry id="brush"&gt;</text:p>
              <text:p text:style-name="Preformatted_20_Text"><text:s text:c="2"/>&lt;lex&gt;brush&lt;/lex&gt;</text:p>
              <text:p text:style-name="Preformatted_20_Text"><text:s text:c="2"/>&lt;sense id="brush_"&gt;</text:p>
              <text:p text:style-name="Preformatted_20_Text"><text:s text:c="4"/>&lt;grammi value="n"/&gt;</text:p>
              <text:p text:style-name="Preformatted_20_Text"><text:s text:c="4"/>&lt;gloss lang="en"&gt;bristly instrument&lt;/gloss&gt;</text:p>
              <text:p text:style-name="Preformatted_20_Text"><text:s text:c="4"/>&lt;def lang="en"&gt;</text:p>
              <text:p text:style-name="Preformatted_20_Text"><text:s text:c="6"/>bristly instrument used for cleaning, arranging or applying a liquid to something</text:p>
              <text:p text:style-name="Preformatted_20_Text"><text:s text:c="4"/>&lt;/def&gt;</text:p>
              <text:p text:style-name="Preformatted_20_Text"><text:s text:c="4"/>&lt;subentry ref="hairbrush"/&gt;</text:p>
              <text:p text:style-name="Preformatted_20_Text"><text:s text:c="4"/>&lt;subentry ref="paintbrush"/&gt;</text:p>
              <text:p text:style-name="Preformatted_20_Text"><text:s text:c="2"/>&lt;/sense&gt;</text:p>
              <text:p text:style-name="Preformatted_20_Text">&lt;/entry&gt;</text:p>
              <text:p text:style-name="Preformatted_20_Text"/>
              <text:p text:style-name="Preformatted_20_Text">&lt;entry id=hairbrush"&gt;</text:p>
              <text:p text:style-name="Preformatted_20_Text"><text:s text:c="2"/>&lt;lex&gt;hairbrush&lt;/lex&gt;</text:p>
              <text:p text:style-name="Preformatted_20_Text"><text:s text:c="2"/>&lt;sense id="hairbrush_"&gt;</text:p>
              <text:p text:style-name="Preformatted_20_Text"><text:s text:c="4"/>&lt;grammi value="n"/&gt;</text:p>
              <text:p text:style-name="Preformatted_20_Text"><text:s text:c="4"/>&lt;def lang="en"&gt;</text:p>
              <text:p text:style-name="Preformatted_20_Text"><text:s text:c="6"/>kind of brush typically with stiff one inch long bristles loosely spaced arranged perpendicularly to the handle for rearranging hair</text:p>
              <text:p text:style-name="Preformatted_20_Text"><text:s text:c="4"/>&lt;/def&gt;</text:p>
              <text:p text:style-name="Preformatted_20_Text"><text:s text:c="2"/>&lt;/sense&gt;</text:p>
              <text:p text:style-name="Preformatted_20_Text">&lt;/entry&gt;</text:p>
              <text:p text:style-name="Preformatted_20_Text"/>
              <text:p text:style-name="Preformatted_20_Text">&lt;entry id="paintbrush"&gt;</text:p>
              <text:p text:style-name="Preformatted_20_Text"><text:s text:c="2"/>&lt;lex&gt;paintbrush&lt;/lex&gt;</text:p>
              <text:p text:style-name="Preformatted_20_Text"><text:s text:c="2"/>&lt;sense id="paintbrush_"&gt;</text:p>
              <text:p text:style-name="Preformatted_20_Text"><text:s text:c="4"/>&lt;grammi value="n"/&gt;</text:p>
              <text:p text:style-name="Preformatted_20_Text"><text:s text:c="4"/>&lt;def lang="en"&gt;</text:p>
              <text:p text:style-name="Preformatted_20_Text"><text:s text:c="6"/>kind of brush of varying sizes and varying lengths and textures of bristles arranged as an extension of the handle used to apply paint and similar materials</text:p>
              <text:p text:style-name="Preformatted_20_Text"><text:s text:c="4"/>&lt;/def&gt;</text:p>
              <text:p text:style-name="Preformatted_20_Text"><text:s text:c="2"/>&lt;/sense&gt;</text:p>
              <text:p text:style-name="Preformatted_20_Text">&lt;/entry&gt;</text:p>
            </table:table-cell>
          </table:table-row>
        </table:table-header-rows>
      </table:table>
      <text:p text:style-name="Preformatted_20_Text"/>
      <text:p text:style-name="Standard">Notice here how we have made the subentries refer back to the sense rather than the entry. The advantage of doing this in the lexical database is that at least then one has the option of how to typeset them.</text:p>
      <text:p text:style-name="P12">Reverse Index</text:p>
      <text:p text:style-name="Standard">It is not possible for LIFT to know all the different types of reverse index that may be required in the dictionaries around the world, so we need to add a list of reversal indexes to the file.</text:p>
      <table:table table:name="Table4" table:style-name="Table4">
        <table:table-column table:style-name="Table4.A"/>
        <table:table-column table:style-name="Table4.B"/>
        <table:table-header-rows>
          <table:table-row>
            <table:table-cell table:style-name="Table4.A1" office:value-type="string">
              <text:p text:style-name="Preformatted_20_Text">\lx utan<text:note text:id="ftn8" text:note-class="footnote"><text:note-citation>1</text:note-citation><text:note-body><text:p text:style-name="Footnote">Making Dictionaries, p89</text:p></text:note-body></text:note></text:p>
              <text:p text:style-name="Preformatted_20_Text">\ps n</text:p>
              <text:p text:style-name="Preformatted_20_Text">\sd Nplant</text:p>
              <text:p text:style-name="Preformatted_20_Text">\ge veg</text:p>
              <text:p text:style-name="Preformatted_20_Text">\gn sayur ; jamu</text:p>
              <text:p text:style-name="Preformatted_20_Text">\re vegetable ; mushroom</text:p>
              <text:p text:style-name="Preformatted_20_Text">\de non-bulbous edible leafy and stalky plant and fungi</text:p>
              <text:p text:style-name="Preformatted_20_Text"/>
              <text:p text:style-name="Preformatted_20_Text"/>
              <text:p text:style-name="Preformatted_20_Text"/>
              <text:p text:style-name="Standard"><text:span text:style-name="T5">utan</text:span> <text:span text:style-name="T1">n.</text:span> non-bulbous edible leafy and stalky plant and fungi.</text:p>
            </table:table-cell>
            <table:table-cell table:style-name="Table4.B1" office:value-type="string">
              <text:p text:style-name="Preformatted_20_Text">&lt;header&gt;</text:p>
              <text:p text:style-name="Preformatted_20_Text"><text:s text:c="2"/>&lt;include&gt;mdf_standard_ranges.xml&lt;/include&gt;</text:p>
              <text:p text:style-name="Preformatted_20_Text"><text:s text:c="2"/>&lt;ranges&gt;</text:p>
              <text:p text:style-name="Preformatted_20_Text"><text:s text:c="4"/>&lt;range-set id="reversal-type"&gt;</text:p>
              <text:p text:style-name="Preformatted_20_Text"><text:s text:c="6"/>&lt;range-element id="en"/&gt;</text:p>
              <text:p text:style-name="Preformatted_20_Text"><text:s text:c="4"/>&lt;/range-set&gt;</text:p>
              <text:p text:style-name="Preformatted_20_Text"><text:s text:c="4"/>&lt;range-set id="semantic-domain"&gt;</text:p>
              <text:p text:style-name="Preformatted_20_Text"><text:s text:c="6"/>&lt;range-element id="Nplant"/&gt;</text:p>
              <text:p text:style-name="Preformatted_20_Text"><text:s text:c="4"/>&lt;/range-set&gt;</text:p>
              <text:p text:style-name="Preformatted_20_Text"><text:s text:c="2"/>&lt;/ranges&gt;</text:p>
              <text:p text:style-name="Preformatted_20_Text">&lt;/header&gt;</text:p>
              <text:p text:style-name="Preformatted_20_Text"/>
              <text:p text:style-name="Preformatted_20_Text">&lt;entry id="utan"&gt;</text:p>
              <text:p text:style-name="Preformatted_20_Text"><text:s text:c="2"/>&lt;lex&gt;utan&lt;/lex&gt;</text:p>
              <text:p text:style-name="Preformatted_20_Text"><text:s text:c="2"/>&lt;sense id="utan_"&gt;</text:p>
              <text:p text:style-name="Preformatted_20_Text"><text:s text:c="4"/>&lt;grammi value="n"/&gt;</text:p>
              <text:p text:style-name="Preformatted_20_Text"><text:s text:c="4"/>&lt;trait range="semantic-domain" value="Nplant"/&gt;</text:p>
              <text:p text:style-name="Preformatted_20_Text"><text:s text:c="4"/>&lt;gloss lang="en"&gt;veg&lt;/gloss&gt;</text:p>
              <text:p text:style-name="Preformatted_20_Text"><text:s text:c="4"/>&lt;gloss lang="id"&gt;sayur&lt;/gloss&gt;</text:p>
              <text:p text:style-name="Preformatted_20_Text"><text:s text:c="4"/>&lt;gloss lang="id"&gt;jamu&lt;/gloss&gt;</text:p>
              <text:p text:style-name="Preformatted_20_Text"><text:s text:c="4"/>&lt;reversal type="eng" lang="en"&gt;vegetable&lt;/reversal&gt;</text:p>
              <text:p text:style-name="Preformatted_20_Text"><text:s text:c="4"/>&lt;reversal type="eng" lang="en"&gt;mushroom&lt;/reversal&gt;</text:p>
              <text:p text:style-name="Preformatted_20_Text"><text:s text:c="4"/>&lt;def lang="en"&gt;</text:p>
              <text:p text:style-name="Preformatted_20_Text"><text:s text:c="6"/>non-bulbous edible leafy and stalky plant and fungi</text:p>
              <text:p text:style-name="Preformatted_20_Text"><text:s text:c="4"/>&lt;/def&gt;</text:p>
              <text:p text:style-name="Preformatted_20_Text"><text:s text:c="2"/>&lt;/sense&gt;</text:p>
              <text:p text:style-name="Preformatted_20_Text">&lt;/entry&gt;</text:p>
            </table:table-cell>
          </table:table-row>
        </table:table-header-rows>
      </table:table>
      <text:p text:style-name="Preformatted_20_Text"/>
      <text:p text:style-name="Standard">Notice that the two reversals in this case could have formed a hierarchy:</text:p>
      <text:p text:style-name="Preformatted_20_Text"><text:s text:c="2"/>&lt;reversal type="eng" lang="en"&gt;</text:p>
      <text:p text:style-name="Preformatted_20_Text"><text:s text:c="4"/>&lt;form&gt;mushroom&lt;/form&gt;</text:p>
      <text:p text:style-name="Preformatted_20_Text"><text:s text:c="4"/>&lt;main id="veg" lang="en"&gt;vegetable&lt;/main&gt;</text:p>
      <text:p text:style-name="Preformatted_20_Text"><text:s text:c="2"/>&lt;/reversal&gt;</text:p>
      <text:p text:style-name="Preformatted_20_Text"/>
      <text:p text:style-name="Standard">Notice also that it is difficult often to align glosses from different languages.</text:p>
      <text:p text:style-name="Heading_20_2">Lexical Relations</text:p>
      <text:p text:style-name="Standard">Lexical relations are relatively straightforward to encode.</text:p>
      <table:table table:name="Table5" table:style-name="Table5">
        <table:table-column table:style-name="Table5.A"/>
        <table:table-column table:style-name="Table5.B"/>
        <table:table-header-rows>
          <table:table-row>
            <table:table-cell table:style-name="Table5.A1" office:value-type="string">
              <text:p text:style-name="Preformatted_20_Text">\lx hete<text:note text:id="ftn9" text:note-class="footnote"><text:note-citation>2</text:note-citation><text:note-body><text:p text:style-name="Footnote">Making Dictionaries, p116</text:p></text:note-body></text:note></text:p>
              <text:p text:style-name="Preformatted_20_Text">\ps vt</text:p>
              <text:p text:style-name="Preformatted_20_Text">\ge cut</text:p>
              <text:p text:style-name="Preformatted_20_Text">\de cut into sections for use</text:p>
              <text:p text:style-name="Preformatted_20_Text">\lf Gen = lata</text:p>
              <text:p text:style-name="Preformatted_20_Text">\le cut</text:p>
              <text:p text:style-name="Preformatted_20_Text">\pd -k</text:p>
              <text:p text:style-name="Preformatted_20_Text"/>
              <text:p text:style-name="Preformatted_20_Text"/>
              <text:p text:style-name="Standard"><text:span text:style-name="T5">hete</text:span> <text:span text:style-name="T1">vt.</text:span> cut into sections for use. <text:span text:style-name="T1">Gen</text:span>: <text:span text:style-name="T7">lata</text:span> ‘cut’. <text:span text:style-name="T1">Prdm</text:span>: <text:span text:style-name="T7">-k</text:span></text:p>
            </table:table-cell>
            <table:table-cell table:style-name="Table5.B1" office:value-type="string">
              <text:p text:style-name="Preformatted_20_Text">&lt;entry id="hete"&gt;</text:p>
              <text:p text:style-name="Preformatted_20_Text"><text:s text:c="2"/>&lt;lex&gt;hete&lt;/lex&gt;</text:p>
              <text:p text:style-name="Preformatted_20_Text"><text:s text:c="2"/>&lt;sense id="hete_"&gt;</text:p>
              <text:p text:style-name="Preformatted_20_Text"><text:s text:c="4"/>&lt;gloss lang="en"&gt;&lt;form&gt;cut&lt;/form&gt;&lt;/gloss&gt;</text:p>
              <text:p text:style-name="Preformatted_20_Text"><text:s text:c="4"/>&lt;def lang="en"&gt;cut into sectios for use&lt;/def&gt;</text:p>
              <text:p text:style-name="Preformatted_20_Text"><text:s text:c="4"/>&lt;relation relation="gen" sense="lata_"/&gt;</text:p>
              <text:p text:style-name="Preformatted_20_Text"><text:s text:c="4"/>&lt;var&gt;</text:p>
              <text:p text:style-name="Preformatted_20_Text"><text:s text:c="6"/>&lt;form&gt;hetek&lt;/form&gt;<text:tab/><text:span text:style-name="comment">give the full lexeme here</text:span></text:p>
              <text:p text:style-name="Preformatted_20_Text"><text:s text:c="4"/>&lt;/var&gt;<text:tab/><text:tab/><text:span text:style-name="comment">no idea what kind of paradigm, so really a free variant</text:span></text:p>
              <text:p text:style-name="Preformatted_20_Text"><text:s text:c="2"/>&lt;/sense&gt;</text:p>
              <text:p text:style-name="Preformatted_20_Text">&lt;/entry&gt;</text:p>
            </table:table-cell>
          </table:table-row>
        </table:table-header-rows>
      </table:table>
      <text:p text:style-name="Preformatted_20_Text"/>
      <text:p text:style-name="Standard">But when you add dialect into the mix, things can get more complicated.</text:p>
      <table:table table:name="Table6" table:style-name="Table6">
        <table:table-column table:style-name="Table6.A"/>
        <table:table-column table:style-name="Table6.B"/>
        <table:table-header-rows>
          <table:table-row>
            <table:table-cell table:style-name="Table6.A1" office:value-type="string">
              <text:p text:style-name="Preformatted_20_Text">\lx apu<text:note text:id="ftn10" text:note-class="footnote"><text:note-citation>1</text:note-citation><text:note-body><text:p text:style-name="Footnote">Making Dictionaries, p119</text:p></text:note-body></text:note></text:p>
              <text:p text:style-name="Preformatted_20_Text">\ps n</text:p>
              <text:p text:style-name="Preformatted_20_Text">\ge lime</text:p>
              <text:p text:style-name="Preformatted_20_Text">\re lime ; chalk</text:p>
              <text:p text:style-name="Preformatted_20_Text">\de lime slaked from burning seashells and used as an ingredient in chewing betelnut</text:p>
              <text:p text:style-name="Preformatted_20_Text">\lf synD = ahul</text:p>
              <text:p text:style-name="Preformatted_20_Text">\le Lisela, Rana dialects</text:p>
              <text:p text:style-name="Preformatted_20_Text">\et *apuR</text:p>
              <text:p text:style-name="Preformatted_20_Text">\eg lime, chalk</text:p>
              <text:p text:style-name="Preformatted_20_Text"/>
              <text:p text:style-name="Preformatted_20_Text"/>
              <text:p text:style-name="Preformatted_20_Text"/>
              <text:p text:style-name="Standard"><text:span text:style-name="T5">ahul</text:span> <text:span text:style-name="T1">n.</text:span> lime slaked from burning seashells and used as an ingredient in chewing betelnut. <text:span text:style-name="T1">SynD</text:span>: <text:span text:style-name="T7">ahul</text:span> ‘Lisela, Rana dialects’. <text:span text:style-name="T1">Etym</text:span>: <text:span text:style-name="T7">*apuR</text:span> ‘lime, chalk’.</text:p>
            </table:table-cell>
            <table:table-cell table:style-name="Table6.B1" office:value-type="string">
              <text:p text:style-name="Preformatted_20_Text">&lt;entry id="apu"&gt;</text:p>
              <text:p text:style-name="Preformatted_20_Text"><text:s text:c="2"/>&lt;lex&gt;apu&lt;/lex&gt;</text:p>
              <text:p text:style-name="Preformatted_20_Text"><text:s text:c="2"/>&lt;sense id="apu_"&gt;</text:p>
              <text:p text:style-name="Preformatted_20_Text"><text:s text:c="4"/>&lt;grammi value="n"/&gt;</text:p>
              <text:p text:style-name="Preformatted_20_Text"><text:s text:c="4"/>&lt;gloss lang="en"&gt;lime&lt;/gloss&gt;</text:p>
              <text:p text:style-name="Preformatted_20_Text"><text:s text:c="4"/>&lt;reversal type="eng" lang="en"&gt;lime&lt;/reversal&gt;</text:p>
              <text:p text:style-name="Preformatted_20_Text"><text:s text:c="4"/>&lt;reversal type="eng" lang="en"&gt;lime&lt;/reversal&gt;</text:p>
              <text:p text:style-name="Preformatted_20_Text"><text:s text:c="4"/>&lt;def lang="en"&gt;</text:p>
              <text:p text:style-name="Preformatted_20_Text"><text:s text:c="6"/>lime slaked from burning seashells and used as an ingredient in chewing betelnut</text:p>
              <text:p text:style-name="Preformatted_20_Text"><text:s text:c="4"/>&lt;/def&gt;</text:p>
              <text:p text:style-name="Preformatted_20_Text"><text:s text:c="4"/>&lt;var&gt;</text:p>
              <text:p text:style-name="Preformatted_20_Text"><text:s text:c="6"/>&lt;type range="dialect" value="lisela"/&gt;</text:p>
              <text:p text:style-name="Preformatted_20_Text"><text:s text:c="6"/>&lt;type range="dialect" value="rana"/&gt;</text:p>
              <text:p text:style-name="Preformatted_20_Text"><text:s text:c="6"/>&lt;form&gt;ahul&lt;/form&gt;</text:p>
              <text:p text:style-name="Preformatted_20_Text"><text:s text:c="4"/>&lt;/var&gt;</text:p>
              <text:p text:style-name="Preformatted_20_Text"><text:s text:c="4"/>&lt;etymology type="proto" lang="proto-ind"&gt;</text:p>
              <text:p text:style-name="Preformatted_20_Text"><text:s text:c="6"/>&lt;form&gt;apuR&lt;/form&gt;</text:p>
              <text:p text:style-name="Preformatted_20_Text"><text:s text:c="6"/>&lt;gloss lang="eng"&gt;lime, chalk&lt;/gloss&gt;</text:p>
              <text:p text:style-name="Preformatted_20_Text"><text:s text:c="4"/>&lt;/etymology&gt;</text:p>
              <text:p text:style-name="Preformatted_20_Text"><text:s text:c="2"/>&lt;/sense&gt;</text:p>
              <text:p text:style-name="Preformatted_20_Text">&lt;/entry&gt;</text:p>
            </table:table-cell>
          </table:table-row>
        </table:table-header-rows>
      </table:table>
      <text:p text:style-name="Preformatted_20_Text"/>
      <text:p text:style-name="Standard">Notice how the lexical function in the MDF data has been transformed into a variant in LIFT. An alternative which is more probable from an automatic conversion might be:</text:p>
      <text:p text:style-name="Preformatted_20_Text"><text:s text:c="2"/>&lt;relation key="syn" sense="ahul_"&gt;</text:p>
      <text:p text:style-name="Preformatted_20_Text"><text:s text:c="4"/>&lt;type range="dialects" value="lisela"/&gt;</text:p>
      <text:p text:style-name="Preformatted_20_Text"><text:s text:c="4"/>&lt;type range="dialects" value="rana"/&gt;</text:p>
      <text:p text:style-name="Preformatted_20_Text"><text:s text:c="2"/>&lt;/relation&gt;</text:p>
      <text:p text:style-name="Preformatted_20_Text"/>
      <text:p text:style-name="Standard">The problem with this is that <text:span text:style-name="code">ahul</text:span> would need to be in the lexicon with its own entry and sense. But if it is a dialectal variant, it probably has no entry of its own.</text:p>
      <text:p text:style-name="Heading_20_2">Hierarchies</text:p>
      <text:p text:style-name="Standard">Since sense can both form a hierarchy and also not be labelled, it is possible to model the various sense hierarchies that exist.</text:p>
      <table:table table:name="Table7" table:style-name="Table7">
        <table:table-column table:style-name="Table7.A"/>
        <table:table-column table:style-name="Table7.B"/>
        <table:table-header-rows>
          <table:table-row>
            <table:table-cell table:style-name="Table7.A1" office:value-type="string">
              <text:p text:style-name="Preformatted_20_Text">\lx opon<text:note text:id="ftn11" text:note-class="footnote"><text:note-citation>2</text:note-citation><text:note-body><text:p text:style-name="Footnote">Making Dictionaries, p47</text:p></text:note-body></text:note></text:p>
              <text:p text:style-name="Preformatted_20_Text">\ps n</text:p>
              <text:p text:style-name="Preformatted_20_Text">\sn 1a</text:p>
              <text:p text:style-name="Preformatted_20_Text">\ge grand_kin</text:p>
              <text:p text:style-name="Preformatted_20_Text">\de grandparent, grandchild; reciprocal term of plus or minus two generations</text:p>
              <text:p text:style-name="Preformatted_20_Text">\sn 1b</text:p>
              <text:p text:style-name="Preformatted_20_Text">\ge ancestor</text:p>
              <text:p text:style-name="Preformatted_20_Text">\de ancestor, descendent</text:p>
              <text:p text:style-name="Preformatted_20_Text">\sn 2</text:p>
              <text:p text:style-name="Preformatted_20_Text">\ge master</text:p>
              <text:p text:style-name="Preformatted_20_Text">\de master, lord, owner; the one with the say over someone or something</text:p>
            </table:table-cell>
            <table:table-cell table:style-name="Table7.B1" office:value-type="string">
              <text:p text:style-name="Preformatted_20_Text">&lt;entry id="opon"&gt;</text:p>
              <text:p text:style-name="Preformatted_20_Text"><text:s text:c="2"/>&lt;lex&gt;opon&lt;/lex&gt;</text:p>
              <text:p text:style-name="Preformatted_20_Text"><text:s text:c="2"/>&lt;sense id="opon_1a" order="1"&gt;</text:p>
              <text:p text:style-name="Preformatted_20_Text"><text:s text:c="4"/>&lt;grammi value="n"/&gt;</text:p>
              <text:p text:style-name="Preformatted_20_Text"><text:s text:c="4"/>&lt;gloss lang="en"&gt;grand kin&lt;/gloss&gt;</text:p>
              <text:p text:style-name="Preformatted_20_Text"><text:s text:c="4"/>&lt;def lang="en"&gt;grandparent, grandchild; reciprocal term of plus or minus two generations&lt;/def&gt;</text:p>
              <text:p text:style-name="Preformatted_20_Text"><text:s text:c="4"/>&lt;sense id="opon_1b"&gt;</text:p>
              <text:p text:style-name="Preformatted_20_Text"><text:s text:c="6"/>&lt;grammi value="n"/&gt;</text:p>
              <text:p text:style-name="Preformatted_20_Text"><text:s text:c="6"/>&lt;gloss lang="en"&gt;ancestor&lt;/gloss&gt;</text:p>
              <text:p text:style-name="Preformatted_20_Text"><text:s text:c="6"/>&lt;def lang="en"&gt;ancestor, descendent&lt;/def&gt;</text:p>
              <text:p text:style-name="Preformatted_20_Text"><text:s text:c="4"/>&lt;/sense&gt;</text:p>
              <text:p text:style-name="Preformatted_20_Text"><text:s text:c="2"/>&lt;/sense&gt;</text:p>
              <text:p text:style-name="Preformatted_20_Text"><text:s text:c="2"/>&lt;sense id="opon_2" order="2"&gt;</text:p>
              <text:p text:style-name="Preformatted_20_Text"><text:s text:c="4"/>&lt;grammi value="n"/&gt;</text:p>
              <text:p text:style-name="Preformatted_20_Text"><text:s text:c="4"/>&lt;gloss lang="en"&gt;master&lt;/gloss&gt;</text:p>
              <text:p text:style-name="Preformatted_20_Text"><text:s text:c="4"/>&lt;def lang="en"&gt;master, lord, owner; the one with the say over someone or something&lt;/def&gt;</text:p>
              <text:p text:style-name="Preformatted_20_Text"><text:s text:c="2"/>&lt;/sense&gt;</text:p>
              <text:p text:style-name="Preformatted_20_Text">&lt;/entry&gt;</text:p>
            </table:table-cell>
          </table:table-row>
        </table:table-header-rows>
      </table:table>
      <text:p text:style-name="Preformatted_20_Text"/>
      <text:p text:style-name="Standard">Notice how subsenses are treated as full senses when referenced. Also notice how each sense has its own <text:span text:style-name="code">grammi</text:span>.</text:p>
      <text:p text:style-name="Heading_20_2">Multiple Scripts</text:p>
      <text:p text:style-name="Standard">Why do we have all these seemingly redundant <text:span text:style-name="code">&lt;form&gt;</text:span> tags around the place? They are needed for the situation where one word may be written in multiple scripts. This isn’t a case of different languages or even just extra glosses. We need to acknowledge that the text is identical but is being stored in two or more writing systems. So, for example if a gloss were written with two writing systems, there would not be two glosses but just the one gloss written two different ways. This is different from glosses in two languages where they are effectively two different glosses in two different languages.</text:p>
      <text:p text:style-name="Standard">Note that the Toolbox markup is not pure MDF but it is MDF motivated so you can probably follow along.</text:p>
      <table:table table:name="Table8" table:style-name="Table8">
        <table:table-column table:style-name="Table8.A"/>
        <table:table-column table:style-name="Table8.B"/>
        <table:table-header-rows>
          <table:table-row>
            <table:table-cell table:style-name="Table8.A1" office:value-type="string">
              <text:p text:style-name="Preformatted_20_Text">\lx <text:span text:style-name="T11">jɔ̃dẽ̀</text:span></text:p>
              <text:p text:style-name="Preformatted_20_Text">\lxt ยองเด่ง</text:p>
              <text:p text:style-name="Preformatted_20_Text">\dia Ratburi</text:p>
              <text:p text:style-name="Preformatted_20_Text">\a <text:span text:style-name="T11">jə̀ŋɗɐ̃̀ʲ</text:span></text:p>
              <text:p text:style-name="Preformatted_20_Text">\ps N</text:p>
              <text:p text:style-name="Preformatted_20_Text">\gt เอว</text:p>
              <text:p text:style-name="Preformatted_20_Text">\ge waist</text:p>
              <text:p text:style-name="Preformatted_20_Text">\so lang1.42.6</text:p>
              <text:p text:style-name="Preformatted_20_Text">\sd body</text:p>
              <text:p text:style-name="Preformatted_20_Text">\dat 21/Feb/2003</text:p>
            </table:table-cell>
            <table:table-cell table:style-name="Table8.B1" office:value-type="string">
              <text:p text:style-name="Preformatted_20_Text">&lt;entry id="<text:span text:style-name="T11">jɔ̃dẽ̀</text:span>"&gt;</text:p>
              <text:p text:style-name="Preformatted_20_Text"><text:s text:c="2"/>&lt;lex&gt;</text:p>
              <text:p text:style-name="Preformatted_20_Text"><text:s text:c="4"/>&lt;form lang="zxx-latn-fonipa"&gt;<text:span text:style-name="T11">jɔ̃de</text:span>&lt;/form&gt;</text:p>
              <text:p text:style-name="Preformatted_20_Text"><text:s text:c="4"/>&lt;form lang="zxx-Thai"&gt;ยองเด่ง&lt;/form&gt;</text:p>
              <text:p text:style-name="Preformatted_20_Text"><text:s text:c="2"/>&lt;/lex&gt;</text:p>
              <text:p text:style-name="Preformatted_20_Text"><text:s text:c="2"/>&lt;variant&gt;</text:p>
              <text:p text:style-name="Preformatted_20_Text"><text:s text:c="4"/>&lt;trait range="dialects" value="Ratburi"/&gt;</text:p>
              <text:p text:style-name="Preformatted_20_Text"><text:s text:c="4"/>&lt;form lang="zxx-latn-fonipa"&gt;<text:span text:style-name="T11">jə̀ŋɗɐ̃̀ʲ</text:span>&lt;/form&gt;</text:p>
              <text:p text:style-name="Preformatted_20_Text"><text:s text:c="2"/>&lt;/variant&gt;</text:p>
              <text:p text:style-name="Preformatted_20_Text"><text:s text:c="2"/>&lt;sense id="<text:span text:style-name="T11">jɔ̃dẽ̀</text:span>_" dateCreated="2003-02-21"&gt;</text:p>
              <text:p text:style-name="Preformatted_20_Text"><text:s text:c="4"/>&lt;grammi value="N"/&gt;</text:p>
              <text:p text:style-name="Preformatted_20_Text"><text:s text:c="4"/>&lt;gloss lang="th"&gt;เอว&lt;/gloss&gt;</text:p>
              <text:p text:style-name="Preformatted_20_Text"><text:s text:c="4"/>&lt;gloss lang="en"&gt;waist&lt;/gloss&gt;</text:p>
              <text:p text:style-name="Preformatted_20_Text"><text:s text:c="4"/>&lt;note type="source" lang="en"&gt;</text:p>
              <text:p text:style-name="Preformatted_20_Text"><text:s text:c="6"/>lang1.42.6</text:p>
              <text:p text:style-name="Preformatted_20_Text"><text:s text:c="4"/>&lt;/note&gt;</text:p>
              <text:p text:style-name="Preformatted_20_Text"><text:s text:c="4"/>&lt;trait range="semantic-domain" value="body"/&gt;</text:p>
              <text:p text:style-name="Preformatted_20_Text"><text:s text:c="2"/>&lt;/sense&gt;</text:p>
              <text:p text:style-name="Preformatted_20_Text">&lt;/entry&gt;</text:p>
            </table:table-cell>
          </table:table-row>
        </table:table-header-rows>
      </table:table>
      <text:p text:style-name="Standard"/>
      <text:p text:style-name="Heading_20_2">Change History</text:p>
      <text:p text:style-name="Standard">A change history is merely a form of annotation giving the events when various things happened to particular elements. In this example we will add the change history on the <text:span text:style-name="code">entry</text:span>.</text:p>
      <text:p text:style-name="Preformatted_20_Text">&lt;?xml version="1.0"?&gt;</text:p>
      <text:p text:style-name="Preformatted_20_Text">&lt;lift lang="zxx" script="latn"&gt;</text:p>
      <text:p text:style-name="Preformatted_20_Text"><text:s text:c="2"/>&lt;header&gt;</text:p>
      <text:p text:style-name="Preformatted_20_Text"><text:s text:c="4"/>&lt;ranges&gt;</text:p>
      <text:p text:style-name="Preformatted_20_Text"><text:s text:c="6"/>&lt;include&gt;mdf_standard_ranges.xml&lt;/include&gt;</text:p>
      <text:p text:style-name="Preformatted_20_Text"><text:s text:c="6"/>&lt;range-set id="users"&gt;</text:p>
      <text:p text:style-name="Preformatted_20_Text"><text:s text:c="8"/>&lt;range-element id="Sally"/&gt;<text:tab/><text:tab/><text:span text:style-name="comment">Add the users to a range set</text:span></text:p>
      <text:p text:style-name="Preformatted_20_Text"><text:s text:c="8"/>&lt;range-element id="Fred"/&gt;</text:p>
      <text:p text:style-name="Preformatted_20_Text"><text:s text:c="6"/>&lt;/range-set&gt;</text:p>
      <text:p text:style-name="Preformatted_20_Text"><text:s text:c="6"/>&lt;range-set id="status"&gt;</text:p>
      <text:p text:style-name="Preformatted_20_Text"><text:s text:c="8"/>&lt;range-element id="changed"/&gt;</text:p>
      <text:p text:style-name="Preformatted_20_Text"><text:s text:c="6"/>&lt;/range-set&gt;</text:p>
      <text:p text:style-name="Preformatted_20_Text"><text:s text:c="4"/>&lt;/ranges&gt;</text:p>
      <text:p text:style-name="Preformatted_20_Text"><text:s text:c="2"/>&lt;/header&gt;</text:p>
      <text:p text:style-name="Preformatted_20_Text"><text:s text:c="2"/>&lt;entry id="test"&gt;</text:p>
      <text:p text:style-name="Preformatted_20_Text"><text:s text:c="4"/>&lt;lex&gt;&lt;form&gt;test&lt;/form&gt;&lt;/lex&gt;</text:p>
      <text:p text:style-name="Preformatted_20_Text"/>
      <text:p text:style-name="Preformatted_20_Text"><text:s text:c="4"/>&lt;!-- other information including &lt;sense&gt; here --&gt;</text:p>
      <text:p text:style-name="Preformatted_20_Text"/>
      <text:p text:style-name="Preformatted_20_Text"><text:s text:c="4"/>&lt;annotate range="status" value="changed" date="2003-04-05" who="Sally"&gt;</text:p>
      <text:p text:style-name="Preformatted_20_Text"><text:s text:c="6"/>&lt;comment lang="en"&gt;Create the original record&lt;/comment&gt;</text:p>
      <text:p text:style-name="Preformatted_20_Text"><text:s text:c="4"/>&lt;/annotate&gt;</text:p>
      <text:p text:style-name="Preformatted_20_Text"><text:s text:c="4"/>&lt;annotate range="status" value="changed" date="2004-05-06" who="Fed"&gt;</text:p>
      <text:p text:style-name="Preformatted_20_Text"><text:s text:c="6"/>&lt;comment lang="en"&gt; Add quality definitions&lt;/comment&gt;</text:p>
      <text:p text:style-name="Preformatted_20_Text"><text:s text:c="4"/>&lt;/annotate&gt;</text:p>
      <text:p text:style-name="Preformatted_20_Text"><text:s text:c="2"/>&lt;/entry&gt;</text:p>
      <text:p text:style-name="Preformatted_20_Text">&lt;/lift&gt;</text:p>
      <text:h text:style-name="Heading_20_1" text:outline-level="1">Implementation</text:h>
      <text:p text:style-name="Standard">This section examines various issues regarding the implementation of applications that may use LIFT.</text:p>
      <text:p text:style-name="Heading_20_2">Lift Conformance</text:p>
      <text:p text:style-name="Standard">Conformance to LIFT calls for a relatively high level of structural and semantic integrity from a lexical database. It is unlikely that a source database will be structured to allow for a single pass generation of LIFT. We discuss how feasible generating LIFT in a single pass is. Then we look at approaches for a two stage process. Following that we examine some parsing issues with LIFT when converting back to say an MDF based database.</text:p>
      <text:p text:style-name="Heading_20_2">Single Pass Generation</text:p>
      <text:p text:style-name="Standard">Given all the <text:span text:style-name="code">id</text:span>s and <text:span text:style-name="code">refid</text:span>s, is it possible to generate a LIFT file in a single pass from some kind of database processing each record in sequence (rather than making random access into the database)? This question raises a number of issues we will discuss here.</text:p>
      <text:h text:style-name="Heading_20_3" text:outline-level="3">Refid generation</text:h>
      <text:p text:style-name="Standard">The generalised approach to <text:span text:style-name="code">refid</text:span> generation is to hold the <text:span text:style-name="code">id</text:span> for each entry and sense in the entry or sense and then to look it up when one needs to refer to it. For a single pass system, this can work if <text:span text:style-name="code">refid</text:span> is created when first referred to or the entry or sense is output. But keeping track of <text:span text:style-name="code">refid</text:span>s can be problematic in some systems.</text:p>
      <text:p text:style-name="Standard">One powerful way of working with <text:span text:style-name="code">refid</text:span>s is via <text:span text:style-name="code">refid</text:span> munging. This is where there is an algorithmic relationship between the primary lexical form and the homograph number of an entry and its <text:span text:style-name="code">refid</text:span>. For example <text:span text:style-name="code">"test:1</text:span>" or if there is no homograph number then remove the <text:span text:style-name="code">":"</text:span> as well, resulting in: <text:span text:style-name="code">"test"</text:span>. Moving on to a sense based <text:span text:style-name="code">refid</text:span>, we can simply add the <text:span text:style-name="code">sense</text:span> label after a <text:span text:style-name="code">"_"</text:span>, as in: <text:span text:style-name="code">"test:1_2"</text:span>. This way when converting between data sets that do not have specific references but do store the information necessary to build such references there is no need to store a map during conversion or to deal with forward references by multiple passes over the data. Notice also that it is only during file generation that such munging is needed, a reader just uses the <text:span text:style-name="code">refid</text:span>s it is given. Therefore a particular application may use any system of <text:span text:style-name="code">refid</text:span> generation it wants. For example it could just be a record number or GUID.</text:p>
      <text:h text:style-name="Heading_20_3" text:outline-level="3">Generating LIFT</text:h>
      <text:p text:style-name="Standard">Given that the header information and list of range-elements, etc. has to go at the beginning of a file, is it possible to generate a fully specified LIFT file in a single pass?</text:p>
      <text:p text:style-name="Standard">It would certainly be possible to generate such a file if the header information were stored at the end of the file rather than the beginning, but it needs to be at the beginning to aid applications reading LIFT. One approach, though, is to store the header information in another file that is referenced via an <text:span text:style-name="code">include</text:span> element with a fixed name, that can be generated easily during the main output. The header information may then be output at the end into the referenced file and everyone is happy!</text:p>
      <text:h text:style-name="Heading_20_3" text:outline-level="3">Subentries</text:h>
      <text:p text:style-name="Standard">As stated in the example there are different ways of modelling subentry relationships. The one used in LIFT allows for the greatest flexibility whilst also keeping subentries as full entries. In cases where the source data has subentries stored with the main entry, generation of the list of subentry keys is not difficult in a single pass. In the case where subentries reference their main entry and the main entry has no knowledge of the subentry, it is not possible to generate a full model in a single pass, instead a program will need to generate the necessary lists and add them to the senses of the main entries.</text:p>
      <text:p text:style-name="Heading_20_2">Multiple Passes</text:p>
      <text:p text:style-name="Standard">While it is possible in a single pass to generate full LIFT, it is probable that there will be something that is not achievable in a single pass. Instead one approach is for the primary export to generate something as close to LIFT as it can and for it to pass other information using fields. Then a second process can take this intermediate format and generate full LIFT from it. The two processes will have to be designed to work together. But it should be possible to design the backend process fairly generically and make it useful for various export routines and intermediate models.</text:p>
      <text:p text:style-name="Standard">For example, an export process from Toolbox might generate nearly complete LIFT but with the following functions passed to a second process.</text:p>
      <text:list text:style-name="L6">
        <text:list-item>
          <text:p text:style-name="P13">Creation of subentry reference lists</text:p>
        </text:list-item>
        <text:list-item>
          <text:p text:style-name="P13">Split morphological segments into separate lexical relational elements</text:p>
        </text:list-item>
      </text:list>
      <text:p text:style-name="Heading_20_2">Roundtrip Requirements</text:p>
      <text:p text:style-name="Standard">It is impossible to have a file format that can at the same time store anything that an application may potentially want to store using that file format, and that can be completely stored by most applications, interpreted to something meaningful and regenerated in a helpful way. This is why the specification of LIFT has started out with a limited number of extensible types. The aim is that all applications will be able to store unexpected information that use these types (<text:span text:style-name="code">field</text:span>, <text:span text:style-name="code">flag</text:span>, <text:span text:style-name="code">date-class</text:span>) even if they make no effort to interpret the information. It is also designed that the semantics of these types are not dependent on other content in the parent changing. I’m sure someone can come up with such semantics, but they should be aware that if they do that then any other program that roundtrips their data may well break their semantics.</text:p>
      <text:p text:style-name="Standard">This specifically precludes complex linkages between elements beyond those specified within LIFT itself. If you need some more linkages you will need to negotiate for an improved LIFT spec. This is an area of LIFT that could do with some more work, unsurprisingly.</text:p>
      <text:p text:style-name="Heading_20_2">Merging XML</text:p>
      <text:p text:style-name="Standard">Merging XML files is a notoriously difficult thing to do. In addition, since there is nowhere in LIFT where element order is significant, except perhaps that the <text:span text:style-name="code">header</text:span> occurs first and within <text:span text:style-name="code">span</text:span>s, this can be both a blessing and a curse. LIFT elements are designed to be keyed off their attributes with only a few elements having problems in this area: <text:span text:style-name="code">phonetic</text:span> and <text:span text:style-name="code">variant</text:span>. Merging involves synchronizing key elements across versions of the file you are merging. So it is important that <text:span text:style-name="code">id</text:span> attributes keep the same values across versions of the data files.</text:p>
      <text:h text:style-name="Heading_20_1" text:outline-level="1">Change History</text:h>
      <text:p text:style-name="Heading_20_2">Initial Development</text:p>
      <text:p text:style-name="Standard">0.2<text:tab/><text:tab/>MJPH<text:tab/><text:tab/>18/Jul/2006<text:tab/><text:tab/>Added versioning and change history</text:p>
      <text:p text:style-name="Standard">0.2.1<text:tab/>MJPH<text:tab/><text:tab/>19/Jul/2006<text:tab/><text:tab/>Tidy up refid description, add partial conformance <text:tab/><text:tab/><text:tab/><text:tab/><text:tab/><text:tab/><text:tab/><text:tab/><text:tab/><text:tab/><text:tab/>requirements.</text:p>
      <text:p text:style-name="Standard">0.3<text:tab/><text:tab/>MJPH<text:tab/><text:tab/>24/Jul/2006<text:tab/><text:tab/>Add <text:span text:style-name="code">style</text:span> and friends. Move <text:span text:style-name="T12">include</text:span> from <text:span text:style-name="code">ranges</text:span> to <text:tab/><text:tab/><text:tab/><text:tab/><text:tab/><text:tab/><text:tab/><text:tab/><text:tab/><text:tab/><text:span text:style-name="code">header</text:span>. Tidied up issues. Time is optional.</text:p>
      <text:p text:style-name="Standard">0.3.1<text:tab/>MJPH<text:tab/><text:tab/>25/Jul/2006<text:tab/><text:tab/>Move borrowed to its own range-set.</text:p>
      <text:p text:style-name="Standard">0.4<text:tab/><text:tab/>MJPH<text:tab/><text:tab/>27/Jul/2006<text:tab/><text:tab/>renamed <text:span text:style-name="code">time</text:span> to <text:span text:style-name="code">datetime</text:span>, <text:span text:style-name="code">unicode</text:span> to <text:span text:style-name="code">text</text:span>. Removed <text:tab/><text:tab/><text:tab/><text:tab/><text:tab/><text:tab/><text:tab/><text:tab/><text:tab/><text:tab/>pictures from <text:span text:style-name="code">span</text:span>s.</text:p>
      <text:p text:style-name="Standard">0.5<text:tab/><text:tab/>MJPH<text:tab/><text:tab/>2/Aug/2006<text:tab/><text:tab/>Remove <text:span text:style-name="code">paradigm</text:span>, add <text:span text:style-name="code">extensible</text:span> and refactor. Add <text:tab/><text:tab/><text:tab/><text:tab/><text:tab/><text:tab/><text:tab/><text:tab/><text:tab/><text:tab/>implementation section. Remove <text:span text:style-name="code">LIFT.meta</text:span>. Create <text:tab/><text:tab/><text:tab/><text:tab/><text:tab/><text:tab/><text:tab/><text:tab/><text:tab/><text:tab/><text:tab/><text:span text:style-name="code">sdomains</text:span>. Remove <text:span text:style-name="code">pattern</text:span> and <text:span text:style-name="code">tone</text:span> from <text:span text:style-name="code">phonetic</text:span>. <text:tab/><text:tab/><text:tab/><text:tab/><text:tab/><text:tab/><text:tab/><text:tab/><text:tab/><text:tab/><text:span text:style-name="code">field</text:span> is beefier now.</text:p>
      <text:p text:style-name="Standard">0.6<text:tab/><text:tab/>MJPH<text:tab/><text:tab/>14/Sep/2006<text:tab/>Remove <text:span text:style-name="code">allomorph</text:span>, <text:span text:style-name="code">style</text:span> stuff and <text:span text:style-name="code">sdomains</text:span>. <text:tab/><text:tab/><text:tab/><text:tab/><text:tab/><text:tab/><text:tab/><text:tab/><text:tab/><text:tab/><text:tab/><text:tab/><text:span text:style-name="code">multitext</text:span> is now single language. Make <text:span text:style-name="code">form</text:span> optional.</text:p>
      <text:p text:style-name="Standard">0.7<text:tab/><text:tab/>MJPH<text:tab/><text:tab/>18/Dec/2006<text:tab/>Remove <text:span text:style-name="code">xml:lang</text:span>, <text:span text:style-name="code">script</text:span>, <text:span text:style-name="code">gloss</text:span>, <text:span text:style-name="code">date</text:span> add <text:span text:style-name="code">annotation</text:span>, <text:tab/><text:tab/><text:tab/><text:tab/><text:tab/><text:tab/><text:tab/><text:tab/><text:tab/><text:span text:style-name="code">@dateCreated</text:span>, <text:span text:style-name="code">@dateModified</text:span> <text:tab/>change semantics of <text:tab/><text:tab/><text:tab/><text:tab/><text:tab/><text:tab/><text:tab/><text:tab/><text:tab/><text:tab/><text:span text:style-name="code">@lang</text:span>.</text:p>
      <text:p text:style-name="Standard">0.7.1<text:tab/>MJPH<text:tab/><text:tab/>19/Dec/2006<text:tab/><text:span text:style-name="code">datetime</text:span> changed ZZZZ to zzzz.</text:p>
      <text:p text:style-name="Standard">0.8<text:tab/><text:tab/>MJPH<text:tab/><text:tab/>9/Mar/2007<text:tab/><text:tab/>Remove header into an optionally referenced section file.<text:line-break/><text:tab/><text:tab/><text:tab/><text:tab/><text:tab/><text:tab/><text:tab/><text:tab/><text:tab/>Remove <text:span text:style-name="code">@script</text:span> and just use <text:span text:style-name="code">@lang</text:span> everyw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Doulos SIL" svg:font-family="'Doulos SIL'" style:font-pitch="variable"/>
    <style:font-face style:name="Mincho" svg:font-family="Mincho"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adornments="Condense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1pt" fo:language="en" fo:country="US" style:font-name-asian="Times New Roman" style:font-size-asian="11pt" style:font-name-complex="Times" style:font-size-complex="10pt" style:language-complex="ar" style:country-complex="SA"/>
    </style:style>
    <style:style style:name="Text_20_body" style:display-name="Text body" style:family="paragraph" style:parent-style-name="Standard" style:class="text"/>
    <style:style style:name="Heading" style:family="paragraph" style:parent-style-name="Standard" style:next-style-name="Text_20_body" style:class="text">
      <style:paragraph-properties fo:margin-top="0.2098in" fo:margin-bottom="0.0799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class="text" style:master-page-name="" style:default-outline-level="1">
      <style:paragraph-properties fo:margin-top="0in" fo:margin-bottom="0.1201in" fo:keep-together="always" fo:hyphenation-ladder-count="no-limit" fo:break-before="page" fo:keep-with-next="always"/>
      <style:text-properties style:font-name="Arial" fo:font-size="16pt" fo:font-weight="bold" style:font-size-asian="16pt" style:font-weight-asian="bold" fo:hyphenate="false" fo:hyphenation-remain-char-count="2" fo:hyphenation-push-char-count="2"/>
    </style:style>
    <style:style style:name="Heading_20_2" style:display-name="Heading 2" style:family="paragraph" style:parent-style-name="Heading_20_1" style:next-style-name="Standard" style:class="text" style:master-page-name="">
      <style:paragraph-properties fo:margin-top="0.2098in" fo:margin-bottom="0.0799in" fo:break-before="auto" fo:break-after="auto"/>
      <style:text-properties fo:font-size="12pt" style:font-size-asian="12pt"/>
    </style:style>
    <style:style style:name="Heading_20_3" style:display-name="Heading 3" style:family="paragraph" style:parent-style-name="Standard" style:next-style-name="Standard" style:class="text" style:default-outline-level="3">
      <style:paragraph-properties fo:margin-top="0.1402in" fo:margin-bottom="0.0598in" fo:keep-with-next="always"/>
      <style:text-properties style:font-name="Arial" fo:font-size="10pt" fo:font-weight="bold" style:letter-kerning="true" style:font-size-asian="10pt" style:font-weight-asian="bold" style:font-weight-complex="bold"/>
    </style:style>
    <style:style style:name="Heading_20_4" style:display-name="Heading 4" style:family="paragraph" style:parent-style-name="Standard" style:next-style-name="Standard" style:class="text" style:default-outline-level="4">
      <style:paragraph-properties fo:margin-top="0.0402in" fo:margin-bottom="0in" fo:keep-with-next="always"/>
      <style:text-properties style:font-name="Arial" fo:font-size="10pt" style:letter-kerning="true" style:font-size-asian="10pt"/>
    </style:style>
    <style:style style:name="Heading_20_5" style:display-name="Heading 5" style:family="paragraph" style:parent-style-name="Standard" style:next-style-name="Standard" style:class="text" style:default-outline-level="5">
      <style:paragraph-properties fo:margin-top="0.0417in" fo:margin-bottom="0.0417in"/>
      <style:text-properties style:font-name="Arial" fo:font-style="italic" style:letter-kerning="true" style:font-style-asian="italic"/>
    </style:style>
    <style:style style:name="Heading_20_6" style:display-name="Heading 6" style:family="paragraph" style:parent-style-name="Standard" style:next-style-name="Standard" style:class="text" style:default-outline-level="6">
      <style:paragraph-properties fo:margin-top="0in" fo:margin-bottom="0.0417in"/>
      <style:text-properties style:font-name="Arial" fo:font-size="10pt" fo:font-style="italic" style:letter-kerning="true" style:font-size-asian="10pt" style:font-style-asian="italic"/>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margin-top="0in" fo:margin-bottom="0.0835in">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Arial"/>
    </style:style>
    <style:style style:name="Table_20_Contents" style:display-name="Table Contents" style:family="paragraph" style:parent-style-name="Standard" style:class="extra">
      <style:paragraph-properties fo:margin-top="0in" fo:margin-bottom="0in"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paragraph-properties fo:margin-top="0.0799in" fo:margin-bottom="0.0799in"/>
    </style:style>
    <style:style style:name="Footnote" style:family="paragraph" style:parent-style-name="Standard" style:class="extra">
      <style:paragraph-properties fo:margin-left="0.1in" fo:margin-right="0in" fo:text-indent="-0.1in" style:auto-text-indent="false"/>
      <style:text-properties fo:font-size="9.5pt" style:font-size-asian="9.5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5.8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5.6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5.477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top="0in" fo:margin-bottom="0in" fo:line-height="0.15in"/>
      <style:text-properties style:font-name="Courier New" fo:font-size="9pt" style:font-name-asian="Courier New" style:font-size-asian="9pt" style:font-name-complex="Courier New" style:font-size-complex="9pt"/>
    </style:style>
    <style:style style:name="Paper_20_Title" style:display-name="Paper Title" style:family="paragraph" style:parent-style-name="Standard">
      <style:paragraph-properties fo:margin-top="0.4165in" fo:margin-bottom="0in"/>
      <style:text-properties style:font-name="Arial" fo:font-size="17pt" fo:font-weight="bold" style:font-size-asian="17pt" style:font-weight-asian="bold"/>
    </style:style>
    <style:style style:name="Paper_20_Subtitle" style:display-name="Paper Subtitle" style:family="paragraph" style:parent-style-name="Paper_20_Title">
      <style:paragraph-properties fo:margin-top="0in" fo:margin-bottom="0in"/>
      <style:text-properties fo:font-weight="normal" style:font-weight-asian="normal"/>
    </style:style>
    <style:style style:name="Author" style:family="paragraph" style:parent-style-name="Standard">
      <style:paragraph-properties fo:margin-top="0.1665in" fo:margin-bottom="0.8335in"/>
      <style:text-properties fo:font-style="italic" style:font-style-asian="italic"/>
    </style:style>
    <style:style style:name="Biblio_20_Entry" style:display-name="Biblio Entry" style:family="paragraph" style:parent-style-name="Standard">
      <style:paragraph-properties fo:margin-left="0.25in" fo:margin-right="0in" fo:text-indent="-0.25in" style:auto-text-indent="false"/>
    </style:style>
    <style:style style:name="Source_20_Code" style:display-name="Source Code" style:family="paragraph" style:parent-style-name="Standard">
      <style:paragraph-properties fo:margin-left="0.25in" fo:margin-right="0in" fo:margin-top="0in" fo:margin-bottom="0in" fo:text-indent="0in" style:auto-text-indent="false"/>
      <style:text-properties fo:color="#000000" style:font-name="Courier New1" fo:font-size="9pt" style:font-size-asian="9pt"/>
    </style:style>
    <style:style style:name="Abstract_20_Text" style:display-name="Abstract Text" style:family="paragraph" style:parent-style-name="Standard">
      <style:paragraph-properties fo:margin-left="0.5in" fo:margin-right="0.5in" fo:text-indent="0in" style:auto-text-indent="false"/>
    </style:style>
    <style:style style:name="Abstract_20_Heading" style:display-name="Abstract Heading" style:family="paragraph" style:parent-style-name="Heading_20_3">
      <style:paragraph-properties fo:margin-left="0.5in" fo:margin-right="0in" fo:text-indent="0in" style:auto-text-indent="false"/>
    </style:style>
    <style:style style:name="Table_20_Header" style:display-name="Table Header" style:family="paragraph" style:parent-style-name="Standard">
      <style:paragraph-properties fo:margin-top="0.028in" fo:margin-bottom="0.028in"/>
      <style:text-properties style:font-name="Arial" fo:font-size="10pt" fo:letter-spacing="-0.0071in" fo:font-weight="bold" style:font-size-asian="10pt" style:font-weight-asian="bold"/>
    </style:style>
    <style:style style:name="Table_20_Entry" style:display-name="Table Entry" style:family="paragraph" style:parent-style-name="Table_20_Header">
      <style:text-properties style:font-name="Arial" fo:font-weight="normal" style:font-weight-asian="normal"/>
    </style:style>
    <style:style style:name="Table_20_Caption" style:display-name="Table Caption" style:family="paragraph" style:parent-style-name="Standard" style:next-style-name="Standard">
      <style:paragraph-properties fo:margin-top="0in" fo:margin-bottom="0.1665in"/>
      <style:text-properties style:font-name="Arial" fo:font-size="10pt" style:letter-kerning="true" style:font-size-asian="10pt"/>
    </style:style>
    <style:style style:name="AttribDesc" style:family="paragraph" style:parent-style-name="Standard" style:next-style-name="Standard" style:class="text">
      <style:paragraph-properties fo:margin-left="1in" fo:margin-right="0in" fo:text-indent="-0.6598in" style:auto-text-indent="false">
        <style:tab-stops/>
      </style:paragraph-properties>
    </style:style>
    <style:style style:name="Indented" style:family="paragraph" style:parent-style-name="Standard" style:class="text" style:master-page-name="">
      <style:paragraph-properties fo:margin-left="1in" fo:margin-right="0in" fo:text-indent="0in" style:auto-text-indent="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xample" style:family="text">
      <style:text-properties style:font-name="Courier New" style:font-name-asian="Courier New" style:font-name-complex="Courier New"/>
    </style:style>
    <style:style style:name="Default_20_Paragraph_20_Font" style:display-name="Default Paragraph Font" style:family="text"/>
    <style:style style:name="Keyword" style:family="text" style:parent-style-name="Default_20_Paragraph_20_Font">
      <style:text-properties style:font-name="Arial" fo:font-size="10pt" fo:letter-spacing="-0.0071in" fo:font-weight="bold" style:font-size-asian="10pt" style:font-weight-asian="bold"/>
    </style:style>
    <style:style style:name="Keystroke" style:family="text" style:parent-style-name="Default_20_Paragraph_20_Font">
      <style:text-properties fo:font-size="8pt" style:font-size-asian="8pt"/>
    </style:style>
    <style:style style:name="code" style:family="text" style:parent-style-name="Default_20_Paragraph_20_Font">
      <style:text-properties style:font-name="Courier New1" fo:font-size="9pt" style:font-size-asian="9pt"/>
    </style:style>
    <style:style style:name="comment" style:family="text">
      <style:text-properties style:font-name="DejaVu Sans Condensed" fo:font-size="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center" style:justify-single-word="false"/>
    </style:style>
    <style:style style:name="P2" style:family="paragraph" style:parent-style-name="Footer">
      <style:paragraph-properties fo:margin-top="0in" fo:margin-bottom="0in"/>
    </style:style>
    <style:style style:name="T1" style:family="text">
      <style:text-properties fo:font-size="8pt" style:font-size-asian="8pt"/>
    </style:style>
    <style:style style:name="T2" style:family="text" style:parent-style-name="Page_20_Number">
      <style:text-properties fo:font-size="8pt" fo:font-weight="bold" style:font-size-asian="8pt" style:font-weight-asian="bold"/>
    </style:style>
    <style:style style:name="T3" style:family="text">
      <style:text-properties style:font-name="Times New Roman"/>
    </style:style>
    <style:style style:name="T4" style:family="text">
      <style:text-properties fo:font-size="6pt" style:font-size-asian="6pt"/>
    </style:style>
    <style:style style:name="T5" style:family="text" style:parent-style-name="Page_20_Number">
      <style:text-properties fo:font-size="6pt" style:font-size-asian="6pt"/>
    </style:style>
    <style:page-layout style:name="pm1">
      <style:page-layout-properties fo:page-width="8.2701in" fo:page-height="11.6902in" style:num-format="1" style:print-orientation="portrait" fo:margin-top="0.5in" fo:margin-bottom="0.65in" fo:margin-left="1.2in" fo:margin-right="1.2in" style:shadow="none" fo:background-color="transparent" style:writing-mode="lr-tb" style:layout-grid-color="#c0c0c0" style:layout-grid-lines="37" style:layout-grid-base-height="0.1528in" style:layout-grid-ruby-height="0.0972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style:dynamic-spacing="false"/>
      </style:header-style>
      <style:footer-style>
        <style:header-footer-properties fo:min-height="0.35in" fo:margin-left="0in" fo:margin-right="0in" fo:margin-top="0.3098in" style:dynamic-spacing="true"/>
      </style:footer-style>
    </style:page-layout>
    <style:page-layout style:name="pm2">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106">
      <number:month number:style="long" number:textual="true"/>
      <number:text> </number:text>
      <number:day number:style="long"/>
      <number:text>, </number:text>
      <number:year number:style="long"/>
    </number:date-style>
  </office:automatic-styles>
  <office:master-styles>
    <style:master-page style:name="Standard" style:page-layout-name="pm1">
      <style:header>
        <text:p text:style-name="P1">DRAFT</text:p>
      </style:header>
      <style:footer>
        <text:p text:style-name="P2"><text:span text:style-name="T1"><text:line-break/></text:span><text:span text:style-name="T1"><text:title>Lexicon Interchange Format</text:title></text:span><text:span text:style-name="T1"> <text:s text:c="2"/></text:span><text:span text:style-name="T2">Page </text:span><text:span text:style-name="T2"><text:page-number text:select-page="current">1</text:page-number></text:span><text:span text:style-name="T2"> of </text:span><text:span text:style-name="T2"><text:page-count style:num-format="1">32</text:page-count></text:span><text:span text:style-name="T2"><text:tab/></text:span><text:span text:style-name="T3">DRAFT</text:span></text:p>
        <text:p text:style-name="P2"><text:span text:style-name="T4"><text:initial-creator>Martin Hosken</text:initial-creator></text:span><text:span text:style-name="T4"> <text:s text:c="2"/></text:span><text:span text:style-name="T5"><text:print-date style:data-style-name="N106">August 02, 2006</text:print-date></text:span><text:span text:style-name="T5"> <text:s text:c="2"/>Rev: </text:span><text:span text:style-name="T5"><text:editing-cycles>282</text:editing-cycles></text:span></text:p>
      </style:footer>
    </style:master-page>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dc:title>Lexicon Interchange Format</dc:title>
    <dc:subject>A Description</dc:subject>
    <meta:initial-creator>Martin Hosken</meta:initial-creator>
    <meta:creation-date>2006-07-07T09:27:58</meta:creation-date>
    <dc:creator>Martin Hosken</dc:creator>
    <dc:date>2007-03-09T15:00:57</dc:date>
    <meta:printed-by>Martin Hosken</meta:printed-by>
    <meta:print-date>2006-08-02T10:34:15</meta:print-date>
    <dc:language>en-US</dc:language>
    <meta:editing-cycles>282</meta:editing-cycles>
    <meta:editing-duration>P6DT21H40M1S</meta:editing-duration>
    <meta:template xlink:type="simple" xlink:actuate="onRequest" xlink:role="template" xlink:href="../../../.openoffice.org2/user/template/NRSI_StandardA4.ott" xlink:title="NRSI_StandardA4" meta:date="2006-07-07T09:27:58"/>
    <meta:user-defined meta:name="Info 1"/>
    <meta:user-defined meta:name="Info 2"/>
    <meta:user-defined meta:name="Info 3"/>
    <meta:user-defined meta:name="Info 4"/>
    <meta:document-statistic meta:table-count="8" meta:image-count="4" meta:object-count="0" meta:page-count="32" meta:paragraph-count="821" meta:word-count="9523" meta:character-count="57177"/>
  </office:meta>
</office:document-meta>
</file>